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ArborWin" svg:font-family="ArborWin"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Small caps" svg:font-family="'Small cap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fo:keep-together="always"/>
    </style:style>
    <style:style style:name="P4" style:family="paragraph" style:parent-style-name="Standard" style:list-style-name="">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justify" style:justify-single-word="false"/>
      <style:text-properties fo:font-size="10pt" fo:font-style="italic" style:font-size-asian="10pt" style:font-style-asian="italic" style:font-size-complex="10pt"/>
    </style:style>
    <style:style style:name="P9" style:family="paragraph" style:parent-style-name="Standard">
      <style:paragraph-properties fo:line-height="115%" fo:text-align="justify" style:justify-single-word="false"/>
    </style:style>
    <style:style style:name="P10" style:family="paragraph" style:parent-style-name="Standard">
      <style:paragraph-properties fo:text-align="justify" style:justify-single-word="false"/>
      <style:text-properties fo:font-size="11pt" style:font-size-asian="11pt" style:font-size-complex="11pt"/>
    </style:style>
    <style:style style:name="P11" style:family="paragraph" style:parent-style-name="Standard">
      <style:paragraph-properties fo:text-align="justify" style:justify-single-word="false"/>
      <style:text-properties fo:color="#000000"/>
    </style:style>
    <style:style style:name="P12" style:family="paragraph" style:parent-style-name="Standard">
      <style:paragraph-properties fo:text-align="justify" style:justify-single-word="false"/>
      <style:text-properties fo:color="#000000" style:text-line-through-style="solid" style:text-line-through-type="single"/>
    </style:style>
    <style:style style:name="P13" style:family="paragraph" style:parent-style-name="Standard">
      <style:paragraph-properties fo:text-align="justify" style:justify-single-word="false"/>
      <style:text-properties fo:language="en" fo:country="GB"/>
    </style:style>
    <style:style style:name="P14" style:family="paragraph" style:parent-style-name="Standard">
      <style:paragraph-properties fo:text-align="justify" style:justify-single-word="false"/>
      <style:text-properties fo:language="en" fo:country="GB" fo:background-color="#ffff00"/>
    </style:style>
    <style:style style:name="P15" style:family="paragraph" style:parent-style-name="Standard">
      <style:paragraph-properties fo:text-align="justify" style:justify-single-word="false"/>
      <style:text-properties fo:language="fr" fo:country="FR"/>
    </style:style>
    <style:style style:name="P16" style:family="paragraph" style:parent-style-name="Standard">
      <style:paragraph-properties fo:text-align="justify" style:justify-single-word="false"/>
      <style:text-properties style:text-position="sub 58%" fo:font-size="11pt" style:font-size-asian="11pt" style:font-size-complex="11pt"/>
    </style:style>
    <style:style style:name="P17" style:family="paragraph" style:parent-style-name="Standard">
      <style:paragraph-properties fo:margin-left="0.4453in" fo:margin-right="0in" fo:line-height="100%" fo:text-align="justify" style:justify-single-word="false" fo:text-indent="0in" style:auto-text-indent="false"/>
    </style:style>
    <style:style style:name="P18" style:family="paragraph" style:parent-style-name="Standard">
      <style:paragraph-properties fo:keep-with-next="auto"/>
    </style:style>
    <style:style style:name="P19" style:family="paragraph" style:parent-style-name="Standard">
      <style:paragraph-properties fo:text-align="justify" style:justify-single-word="false" fo:keep-with-next="auto"/>
    </style:style>
    <style:style style:name="P20" style:family="paragraph" style:parent-style-name="Standard" style:list-style-name="">
      <style:paragraph-properties fo:text-align="justify" style:justify-single-word="false" fo:keep-with-next="auto"/>
    </style:style>
    <style:style style:name="P21" style:family="paragraph" style:parent-style-name="Standard">
      <style:paragraph-properties fo:line-height="100%" fo:keep-with-next="auto"/>
    </style:style>
    <style:style style:name="P22" style:family="paragraph" style:parent-style-name="Standard">
      <style:paragraph-properties fo:keep-with-next="auto">
        <style:tab-stops>
          <style:tab-stop style:position="1.5055in"/>
        </style:tab-stops>
      </style:paragraph-properties>
    </style:style>
    <style:style style:name="P23" style:family="paragraph" style:parent-style-name="Standard">
      <style:paragraph-properties fo:margin-top="0in" fo:margin-bottom="0in" loext:contextual-spacing="false" fo:text-align="justify" style:justify-single-word="false"/>
    </style:style>
    <style:style style:name="P24" style:family="paragraph" style:parent-style-name="Standard">
      <style:paragraph-properties fo:margin-top="0in" fo:margin-bottom="0in" loext:contextual-spacing="false" fo:text-align="justify" style:justify-single-word="false" fo:keep-together="always"/>
    </style:style>
    <style:style style:name="P25" style:family="paragraph" style:parent-style-name="Standard">
      <style:paragraph-properties fo:margin-top="0in" fo:margin-bottom="0in" loext:contextual-spacing="false" fo:line-height="115%" fo:text-align="justify" style:justify-single-word="false"/>
    </style:style>
    <style:style style:name="P26" style:family="paragraph" style:parent-style-name="Standard">
      <style:paragraph-properties fo:margin-top="0in" fo:margin-bottom="0in" loext:contextual-spacing="false" fo:text-align="justify" style:justify-single-word="false"/>
      <style:text-properties fo:font-weight="bold" style:font-weight-asian="bold"/>
    </style:style>
    <style:style style:name="P27" style:family="paragraph" style:parent-style-name="Standard">
      <style:paragraph-properties fo:margin-top="0in" fo:margin-bottom="0in" loext:contextual-spacing="false" fo:text-align="justify" style:justify-single-word="false"/>
      <style:text-properties fo:font-size="10pt" style:font-size-asian="10pt" style:font-size-complex="10pt"/>
    </style:style>
    <style:style style:name="P28" style:family="paragraph" style:parent-style-name="Standard">
      <style:paragraph-properties fo:margin-top="0in" fo:margin-bottom="0in" loext:contextual-spacing="false" fo:keep-with-next="auto"/>
    </style:style>
    <style:style style:name="P29" style:family="paragraph" style:parent-style-name="Standard">
      <style:paragraph-properties fo:margin-top="0in" fo:margin-bottom="0in" loext:contextual-spacing="false" fo:text-align="justify" style:justify-single-word="false" fo:keep-with-next="auto"/>
    </style:style>
    <style:style style:name="P30"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31" style:family="paragraph" style:parent-style-name="Standard">
      <style:paragraph-properties fo:margin-left="0in" fo:margin-right="0in" fo:text-align="justify" style:justify-single-word="false" fo:text-indent="0.5in" style:auto-text-indent="false" fo:keep-with-next="auto"/>
    </style:style>
    <style:style style:name="P32" style:family="paragraph" style:parent-style-name="Standard">
      <style:paragraph-properties fo:margin-left="0in" fo:margin-right="0in" fo:text-align="justify" style:justify-single-word="false" fo:text-indent="0.5in" style:auto-text-indent="false"/>
    </style:style>
    <style:style style:name="P33" style:family="paragraph" style:parent-style-name="Standard">
      <style:paragraph-properties fo:margin-left="0in" fo:margin-right="0in" fo:margin-top="0in" fo:margin-bottom="0in" loext:contextual-spacing="false" fo:text-align="justify" style:justify-single-word="false" fo:text-indent="0.4465in" style:auto-text-indent="false"/>
    </style:style>
    <style:style style:name="P34" style:family="paragraph" style:parent-style-name="Standard">
      <style:paragraph-properties fo:margin-left="0in" fo:margin-right="0in" fo:margin-top="0in" fo:margin-bottom="0in" loext:contextual-spacing="false" fo:text-align="justify" style:justify-single-word="false" fo:text-indent="0.4465in" style:auto-text-indent="false" fo:keep-with-next="auto"/>
    </style:style>
    <style:style style:name="P35" style:family="paragraph" style:parent-style-name="Standard">
      <style:paragraph-properties fo:margin-left="0in" fo:margin-right="0in" fo:text-indent="0.4465in" style:auto-text-indent="false" fo:keep-with-next="auto"/>
    </style:style>
    <style:style style:name="P36" style:family="paragraph" style:parent-style-name="Standard">
      <style:paragraph-properties fo:margin-left="0in" fo:margin-right="0in" fo:line-height="100%" fo:text-indent="0.4465in" style:auto-text-indent="false" fo:keep-with-next="auto"/>
    </style:style>
    <style:style style:name="P37" style:family="paragraph" style:parent-style-name="Standard">
      <style:paragraph-properties fo:margin-left="0in" fo:margin-right="0in" fo:margin-top="0in" fo:margin-bottom="0in" loext:contextual-spacing="false" fo:text-indent="0.4917in" style:auto-text-indent="false" fo:keep-with-next="auto"/>
    </style:style>
    <style:style style:name="P38" style:family="paragraph" style:parent-style-name="Standard">
      <style:paragraph-properties fo:margin-left="0in" fo:margin-right="0in" fo:margin-top="0in" fo:margin-bottom="0in" loext:contextual-spacing="false" fo:text-align="justify" style:justify-single-word="false" fo:text-indent="0.4917in" style:auto-text-indent="false" fo:keep-with-next="auto"/>
    </style:style>
    <style:style style:name="P39" style:family="paragraph" style:parent-style-name="Standard">
      <style:paragraph-properties fo:margin-left="0in" fo:margin-right="0in" fo:margin-top="0in" fo:margin-bottom="0in" loext:contextual-spacing="false" fo:text-align="justify" style:justify-single-word="false" fo:text-indent="0.4917in" style:auto-text-indent="false"/>
    </style:style>
    <style:style style:name="P40" style:family="paragraph" style:parent-style-name="Standard">
      <style:paragraph-properties fo:margin-left="0in" fo:margin-right="0in" fo:text-align="justify" style:justify-single-word="false" fo:text-indent="0.4917in" style:auto-text-indent="false"/>
    </style:style>
    <style:style style:name="P41" style:family="paragraph" style:parent-style-name="Standard">
      <style:paragraph-properties fo:margin-left="0in" fo:margin-right="0in" fo:text-align="justify" style:justify-single-word="false" fo:text-indent="0.4917in" style:auto-text-indent="false"/>
      <style:text-properties style:font-name="Arial" fo:font-style="italic" style:font-style-asian="italic" style:font-name-complex="Arial1"/>
    </style:style>
    <style:style style:name="P42" style:family="paragraph" style:parent-style-name="Standard">
      <style:paragraph-properties fo:margin-left="0.4453in" fo:margin-right="0in" fo:text-align="justify" style:justify-single-word="false" fo:text-indent="0.0752in" style:auto-text-indent="false" fo:keep-with-next="auto"/>
    </style:style>
    <style:style style:name="P43" style:family="paragraph" style:parent-style-name="Standard">
      <style:paragraph-properties fo:margin-left="0.4453in" fo:margin-right="0in" fo:text-align="justify" style:justify-single-word="false" fo:text-indent="0.0752in" style:auto-text-indent="false"/>
    </style:style>
    <style:style style:name="P44" style:family="paragraph" style:parent-style-name="Standard">
      <style:paragraph-properties fo:margin-left="0.4465in" fo:margin-right="0in" fo:margin-top="0in" fo:margin-bottom="0in" loext:contextual-spacing="false" fo:text-align="justify" style:justify-single-word="false" fo:text-indent="0.0453in" style:auto-text-indent="false"/>
    </style:style>
    <style:style style:name="P45" style:family="paragraph" style:parent-style-name="Standard">
      <style:paragraph-properties fo:margin-left="0.4465in" fo:margin-right="0in" fo:text-align="justify" style:justify-single-word="false" fo:text-indent="0.0453in" style:auto-text-indent="false"/>
    </style:style>
    <style:style style:name="P46" style:family="paragraph" style:parent-style-name="Standard">
      <style:paragraph-properties fo:margin-left="0.4917in" fo:margin-right="0in" fo:margin-top="0in" fo:margin-bottom="0in" loext:contextual-spacing="false" fo:text-align="justify" style:justify-single-word="false" fo:text-indent="0in" style:auto-text-indent="false"/>
    </style:style>
    <style:style style:name="P47" style:family="paragraph" style:parent-style-name="Standard">
      <style:paragraph-properties fo:margin-left="0.4925in" fo:margin-right="0in" fo:text-align="justify" style:justify-single-word="false" fo:text-indent="0in" style:auto-text-indent="false"/>
    </style:style>
    <style:style style:name="P48" style:family="paragraph" style:parent-style-name="Standard" style:list-style-name="">
      <style:paragraph-properties fo:margin-top="0.222in" fo:margin-bottom="0.0835in" loext:contextual-spacing="false" fo:text-align="justify" style:justify-single-word="false" fo:keep-with-next="auto"/>
    </style:style>
    <style:style style:name="P49" style:family="paragraph" style:parent-style-name="Standard">
      <style:paragraph-properties fo:margin-top="0.1665in" fo:margin-bottom="0.0835in" loext:contextual-spacing="false" fo:line-height="115%" fo:text-align="justify" style:justify-single-word="false"/>
    </style:style>
    <style:style style:name="P50" style:family="paragraph" style:parent-style-name="Standard" style:list-style-name="">
      <style:paragraph-properties fo:margin-top="0.1665in" fo:margin-bottom="0.0835in" loext:contextual-spacing="false" fo:text-align="justify" style:justify-single-word="false"/>
    </style:style>
    <style:style style:name="P51" style:family="paragraph" style:parent-style-name="Standard" style:list-style-name="">
      <style:paragraph-properties fo:margin-top="0.1665in" fo:margin-bottom="0.0835in" loext:contextual-spacing="false" fo:text-align="justify" style:justify-single-word="false" fo:keep-with-next="auto"/>
    </style:style>
    <style:style style:name="P52" style:family="paragraph" style:parent-style-name="Standard">
      <style:paragraph-properties fo:margin-left="0.4465in" fo:margin-right="0in" fo:margin-top="0in" fo:margin-bottom="0in" loext:contextual-spacing="false" fo:text-align="justify" style:justify-single-word="false" fo:text-indent="0.4465in" style:auto-text-indent="false"/>
    </style:style>
    <style:style style:name="P53" style:family="paragraph" style:parent-style-name="Standard">
      <style:paragraph-properties fo:margin-left="0.4465in" fo:margin-right="0in" fo:margin-top="0in" fo:margin-bottom="0in" loext:contextual-spacing="false" fo:text-align="justify" style:justify-single-word="false" fo:keep-together="always" fo:text-indent="0.4465in" style:auto-text-indent="false"/>
    </style:style>
    <style:style style:name="P54" style:family="paragraph" style:parent-style-name="Standard">
      <style:paragraph-properties fo:margin-left="0.8929in" fo:margin-right="0in" fo:text-align="justify" style:justify-single-word="false" fo:text-indent="0.0028in" style:auto-text-indent="false"/>
    </style:style>
    <style:style style:name="P55" style:family="paragraph" style:parent-style-name="Standard">
      <style:paragraph-properties fo:margin-left="0in" fo:margin-right="0in" fo:text-align="justify" style:justify-single-word="false" fo:text-indent="0.4925in" style:auto-text-indent="false"/>
    </style:style>
    <style:style style:name="P56" style:family="paragraph" style:parent-style-name="Standard">
      <style:paragraph-properties fo:margin-left="0.4465in" fo:margin-right="0in" fo:margin-top="0in" fo:margin-bottom="0in" loext:contextual-spacing="false" fo:text-align="justify" style:justify-single-word="false" fo:text-indent="0in" style:auto-text-indent="false"/>
    </style:style>
    <style:style style:name="P57" style:family="paragraph" style:parent-style-name="Standard">
      <style:paragraph-properties fo:margin-left="0.5in" fo:margin-right="0in" fo:line-height="115%" fo:text-align="justify" style:justify-single-word="false" fo:text-indent="0in" style:auto-text-indent="false"/>
    </style:style>
    <style:style style:name="P58" style:family="paragraph" style:parent-style-name="Standard">
      <style:paragraph-properties fo:margin-left="0.4898in" fo:margin-right="0in" fo:text-align="justify" style:justify-single-word="false" fo:text-indent="-0.4898in" style:auto-text-indent="false"/>
    </style:style>
    <style:style style:name="P59" style:family="paragraph" style:parent-style-name="Standard">
      <style:paragraph-properties fo:margin-left="0.3937in" fo:margin-right="0in" fo:margin-top="0in" fo:margin-bottom="0in" loext:contextual-spacing="false" fo:text-align="justify" style:justify-single-word="false" fo:text-indent="0.4917in" style:auto-text-indent="false"/>
    </style:style>
    <style:style style:name="P60" style:family="paragraph" style:parent-style-name="Standard">
      <style:paragraph-properties fo:margin-left="0.9835in" fo:margin-right="0in" fo:margin-top="0in" fo:margin-bottom="0in" loext:contextual-spacing="false" fo:text-align="justify" style:justify-single-word="false" fo:text-indent="0.4917in" style:auto-text-indent="false"/>
    </style:style>
    <style:style style:name="P61" style:family="paragraph" style:parent-style-name="Standard">
      <style:paragraph-properties fo:margin-left="1.772in" fo:margin-right="0in" fo:margin-top="0in" fo:margin-bottom="0in" loext:contextual-spacing="false" fo:text-align="justify" style:justify-single-word="false" fo:text-indent="0.4925in" style:auto-text-indent="false"/>
    </style:style>
    <style:style style:name="P62" style:family="paragraph" style:parent-style-name="Standard">
      <style:paragraph-properties fo:margin-left="1.4752in" fo:margin-right="0in" fo:margin-top="0in" fo:margin-bottom="0in" loext:contextual-spacing="false" fo:text-align="justify" style:justify-single-word="false" fo:text-indent="0.4917in" style:auto-text-indent="false"/>
    </style:style>
    <style:style style:name="P63" style:family="paragraph" style:parent-style-name="Standard">
      <style:paragraph-properties fo:margin-left="3.1256in" fo:margin-right="0in" fo:margin-top="0in" fo:margin-bottom="0in" loext:contextual-spacing="false" fo:text-align="justify" style:justify-single-word="false" fo:text-indent="-0.4484in" style:auto-text-indent="false"/>
    </style:style>
    <style:style style:name="P64" style:family="paragraph" style:parent-style-name="Standard">
      <style:paragraph-properties fo:margin-left="0in" fo:margin-right="0in" fo:margin-top="0in" fo:margin-bottom="0in" loext:contextual-spacing="false" fo:text-align="justify" style:justify-single-word="false" fo:text-indent="0.4016in" style:auto-text-indent="false"/>
    </style:style>
    <style:style style:name="P65" style:family="paragraph" style:parent-style-name="Standard">
      <style:paragraph-properties fo:margin-left="0.4016in" fo:margin-right="0in" fo:margin-top="0in" fo:margin-bottom="0in" loext:contextual-spacing="false" fo:text-align="justify" style:justify-single-word="false" fo:text-indent="0.0453in" style:auto-text-indent="false"/>
    </style:style>
    <style:style style:name="P66" style:family="paragraph" style:parent-style-name="Standard">
      <style:paragraph-properties fo:margin-left="0.4925in" fo:margin-right="0in" fo:text-align="justify" style:justify-single-word="false" fo:text-indent="-0.4925in" style:auto-text-indent="false" fo:keep-with-next="auto"/>
    </style:style>
    <style:style style:name="P67" style:family="paragraph" style:parent-style-name="Standard">
      <style:paragraph-properties fo:margin-left="0.5in" fo:margin-right="0in" fo:text-align="justify" style:justify-single-word="false" fo:text-indent="-0.5in" style:auto-text-indent="false" fo:keep-with-next="auto"/>
    </style:style>
    <style:style style:name="P68" style:family="paragraph" style:parent-style-name="Standard">
      <style:paragraph-properties fo:margin-left="0.4917in" fo:margin-right="0in" fo:text-align="justify" style:justify-single-word="false" fo:text-indent="-0.4917in" style:auto-text-indent="false" fo:keep-with-next="auto"/>
    </style:style>
    <style:style style:name="P69" style:family="paragraph" style:parent-style-name="Standard">
      <style:paragraph-properties fo:margin-left="0.4917in" fo:margin-right="0in" fo:margin-top="0in" fo:margin-bottom="0.111in" loext:contextual-spacing="true" fo:text-align="justify" style:justify-single-word="false" fo:text-indent="-0.4917in" style:auto-text-indent="false" fo:keep-with-next="auto"/>
    </style:style>
    <style:style style:name="P70" style:family="paragraph" style:parent-style-name="Title" style:master-page-name="Standard">
      <style:paragraph-properties style:page-number="auto"/>
    </style:style>
    <style:style style:name="P71" style:family="paragraph" style:parent-style-name="List_20_Paragraph">
      <style:paragraph-properties fo:text-align="justify" style:justify-single-word="false"/>
    </style:style>
    <style:style style:name="P72" style:family="paragraph" style:parent-style-name="List_20_Paragraph" style:list-style-name="WWNum23">
      <style:paragraph-properties fo:text-align="justify" style:justify-single-word="false"/>
    </style:style>
    <style:style style:name="P73" style:family="paragraph" style:parent-style-name="Footnote" style:master-page-name="Converted2">
      <style:paragraph-properties style:page-number="auto"/>
    </style:style>
    <style:style style:name="P74" style:family="paragraph" style:parent-style-name="Footnote" style:master-page-name="Converted4">
      <style:paragraph-properties fo:text-align="justify" style:justify-single-word="false" style:page-number="auto"/>
    </style:style>
    <style:style style:name="P75" style:family="paragraph" style:parent-style-name="Footnote" style:master-page-name="Converted6">
      <style:paragraph-properties style:page-number="auto"/>
    </style:style>
    <style:style style:name="P76" style:family="paragraph" style:parent-style-name="ls_5f_Section1" style:list-style-name="WWNum0"/>
    <style:style style:name="T1" style:family="text">
      <style:text-properties style:text-position="90% 100%"/>
    </style:style>
    <style:style style:name="T2" style:family="text">
      <style:text-properties style:font-name="Arial" fo:font-size="18pt" fo:font-weight="bold" style:font-size-asian="18pt" style:font-weight-asian="bold" style:font-name-complex="Arial1" style:font-size-complex="18pt"/>
    </style:style>
    <style:style style:name="T3" style:family="text">
      <style:text-properties style:font-name="Arial" fo:font-size="16pt" fo:font-weight="bold" style:font-size-asian="16pt" style:font-weight-asian="bold" style:font-name-complex="Arial1" style:font-size-complex="16pt"/>
    </style:style>
    <style:style style:name="T4" style:family="text">
      <style:text-properties style:font-name="Arial" fo:font-size="16pt" fo:font-style="italic" fo:font-weight="bold" style:font-size-asian="16pt" style:font-style-asian="italic" style:font-weight-asian="bold" style:font-name-complex="Arial1" style:font-size-complex="16pt"/>
    </style:style>
    <style:style style:name="T5" style:family="text">
      <style:text-properties fo:font-style="italic" fo:font-weight="bold" style:font-style-asian="italic" style:font-weight-asian="bold"/>
    </style:style>
    <style:style style:name="T6" style:family="text">
      <style:text-properties fo:font-style="italic" style:font-style-asian="italic"/>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style:font-name-asian="MS Mincho" style:font-style-asian="italic"/>
    </style:style>
    <style:style style:name="T9" style:family="text">
      <style:text-properties fo:font-weight="bold" style:font-weight-asian="bold"/>
    </style:style>
    <style:style style:name="T10" style:family="text">
      <style:text-properties style:font-name="Small caps"/>
    </style:style>
    <style:style style:name="T11" style:family="text">
      <style:text-properties fo:language="ro" fo:country="RO"/>
    </style:style>
    <style:style style:name="T12" style:family="text">
      <style:text-properties fo:language="ro" fo:country="RO" fo:font-style="italic" style:font-style-asian="italic"/>
    </style:style>
    <style:style style:name="T13" style:family="text">
      <style:text-properties style:font-name-complex="Times New Roman1"/>
    </style:style>
    <style:style style:name="T14" style:family="text">
      <style:text-properties fo:font-variant="small-caps"/>
    </style:style>
    <style:style style:name="T15" style:family="text">
      <style:text-properties fo:font-variant="small-caps" fo:font-size="10pt" style:font-size-asian="10pt" style:font-size-complex="10pt"/>
    </style:style>
    <style:style style:name="T16" style:family="text">
      <style:text-properties fo:font-variant="small-caps" fo:font-size="10pt" fo:language="en" fo:country="GB" style:font-size-asian="10pt" style:font-size-complex="10pt"/>
    </style:style>
    <style:style style:name="T17" style:family="text">
      <style:text-properties fo:font-variant="small-caps" fo:font-size="10pt" fo:font-weight="bold" style:font-size-asian="10pt" style:font-weight-asian="bold" style:font-size-complex="10pt"/>
    </style:style>
    <style:style style:name="T18" style:family="text">
      <style:text-properties fo:font-variant="small-caps" fo:font-size="9pt" fo:language="en" fo:country="GB" style:font-size-asian="9pt" style:font-size-complex="9pt"/>
    </style:style>
    <style:style style:name="T19" style:family="text">
      <style:text-properties fo:font-variant="small-caps" fo:language="fr" fo:country="FR"/>
    </style:style>
    <style:style style:name="T20" style:family="text">
      <style:text-properties fo:font-variant="small-caps" fo:font-size="11pt" style:font-size-asian="11pt" style:font-size-complex="11pt"/>
    </style:style>
    <style:style style:name="T21" style:family="text">
      <style:text-properties fo:font-variant="small-caps" fo:font-size="11pt" fo:language="fr" fo:country="FR" style:font-size-asian="11pt" style:font-size-complex="11pt"/>
    </style:style>
    <style:style style:name="T22" style:family="text">
      <style:text-properties fo:font-variant="small-caps" fo:color="#7f7f7f" fo:font-size="11pt" style:font-size-asian="11pt" style:font-size-complex="11pt"/>
    </style:style>
    <style:style style:name="T23" style:family="text">
      <style:text-properties style:text-position="sub 58%"/>
    </style:style>
    <style:style style:name="T24" style:family="text">
      <style:text-properties style:text-position="sub 58%" fo:font-size="10pt" fo:language="fr" fo:country="FR" fo:font-style="italic" style:font-size-asian="10pt" style:font-style-asian="italic" style:font-size-complex="10pt"/>
    </style:style>
    <style:style style:name="T25" style:family="text">
      <style:text-properties style:text-position="sub 58%" fo:font-size="10pt" fo:font-style="italic" style:font-size-asian="10pt" style:font-style-asian="italic" style:font-size-complex="10pt"/>
    </style:style>
    <style:style style:name="T26" style:family="text">
      <style:text-properties style:text-position="sub 58%" fo:font-size="10pt" fo:font-style="italic" fo:font-weight="bold" style:font-size-asian="10pt" style:font-style-asian="italic" style:font-weight-asian="bold" style:font-size-complex="10pt"/>
    </style:style>
    <style:style style:name="T27" style:family="text">
      <style:text-properties style:text-position="sub 58%" fo:font-size="10pt" fo:language="en" fo:country="GB" fo:font-style="italic" style:font-size-asian="10pt" style:font-style-asian="italic" style:font-size-complex="10pt"/>
    </style:style>
    <style:style style:name="T28" style:family="text">
      <style:text-properties style:text-position="sub 58%" fo:font-size="10pt" style:font-size-asian="10pt" style:font-size-complex="10pt"/>
    </style:style>
    <style:style style:name="T29" style:family="text">
      <style:text-properties style:text-position="sub 58%" fo:language="en" fo:country="GB"/>
    </style:style>
    <style:style style:name="T30" style:family="text">
      <style:text-properties style:text-position="sub 58%" fo:language="fr" fo:country="FR"/>
    </style:style>
    <style:style style:name="T31" style:family="text">
      <style:text-properties style:text-position="sub 58%" fo:font-style="italic" style:font-style-asian="italic"/>
    </style:style>
    <style:style style:name="T32" style:family="text">
      <style:text-properties style:text-position="sub 58%" fo:font-size="11pt" style:font-size-asian="11pt" style:font-size-complex="11pt"/>
    </style:style>
    <style:style style:name="T33" style:family="text">
      <style:text-properties style:text-position="sub 58%" fo:font-size="11pt" fo:language="fr" fo:country="FR" style:font-size-asian="11pt" style:font-size-complex="11pt"/>
    </style:style>
    <style:style style:name="T34" style:family="text">
      <style:text-properties style:text-position="sub 58%" fo:font-size="11pt" fo:language="de" fo:country="DE" style:font-size-asian="11pt" style:font-size-complex="11pt"/>
    </style:style>
    <style:style style:name="T35" style:family="text">
      <style:text-properties style:text-position="sub 58%" fo:font-size="11pt" fo:language="en" fo:country="GB" style:font-size-asian="11pt" style:font-size-complex="11pt"/>
    </style:style>
    <style:style style:name="T36" style:family="text">
      <style:text-properties style:text-position="sub 58%" fo:language="id" fo:country="ID"/>
    </style:style>
    <style:style style:name="T37" style:family="text">
      <style:text-properties fo:font-size="10pt" fo:language="fr" fo:country="FR" fo:font-style="italic" style:font-size-asian="10pt" style:font-style-asian="italic" style:font-size-complex="10pt"/>
    </style:style>
    <style:style style:name="T38" style:family="text">
      <style:text-properties fo:font-size="10pt" fo:language="fr" fo:country="FR" fo:font-style="italic" fo:font-weight="bold" style:font-size-asian="10pt" style:font-style-asian="italic" style:font-weight-asian="bold" style:font-size-complex="10pt"/>
    </style:style>
    <style:style style:name="T39" style:family="text">
      <style:text-properties fo:font-size="10pt" fo:language="fr" fo:country="FR" style:font-size-asian="10pt" style:font-size-complex="10pt"/>
    </style:style>
    <style:style style:name="T40" style:family="text">
      <style:text-properties fo:font-size="10pt" style:font-size-asian="10pt" style:font-size-complex="10pt"/>
    </style:style>
    <style:style style:name="T41" style:family="text">
      <style:text-properties fo:font-size="10pt" fo:font-style="italic" style:font-size-asian="10pt" style:font-style-asian="italic" style:font-size-complex="10pt"/>
    </style:style>
    <style:style style:name="T42" style:family="text">
      <style:text-properties fo:font-size="10pt" fo:font-style="italic" style:font-size-asian="10pt" style:font-style-asian="italic" style:font-name-complex="Times New Roman1" style:font-size-complex="10pt"/>
    </style:style>
    <style:style style:name="T43" style:family="text">
      <style:text-properties fo:font-size="10pt" fo:font-style="italic" fo:font-weight="bold" style:font-size-asian="10pt" style:font-style-asian="italic" style:font-weight-asian="bold" style:font-size-complex="10pt"/>
    </style:style>
    <style:style style:name="T44" style:family="text">
      <style:text-properties fo:font-size="10pt" fo:language="en" fo:country="GB" fo:font-style="italic" style:font-size-asian="10pt" style:font-style-asian="italic" style:font-size-complex="10pt"/>
    </style:style>
    <style:style style:name="T45" style:family="text">
      <style:text-properties fo:font-size="10pt" fo:language="en" fo:country="GB" fo:font-style="italic" fo:font-weight="bold" style:font-size-asian="10pt" style:font-style-asian="italic" style:font-weight-asian="bold" style:font-size-complex="10pt"/>
    </style:style>
    <style:style style:name="T46" style:family="text">
      <style:text-properties fo:font-size="10pt" fo:language="en" fo:country="GB" style:font-size-asian="10pt" style:font-size-complex="10pt"/>
    </style:style>
    <style:style style:name="T47" style:family="text">
      <style:text-properties fo:font-size="10pt" fo:language="ro" fo:country="RO" fo:font-style="italic" style:font-size-asian="10pt" style:font-style-asian="italic" style:font-size-complex="10pt"/>
    </style:style>
    <style:style style:name="T48" style:family="text">
      <style:text-properties fo:font-size="10pt" fo:font-weight="bold" style:font-size-asian="10pt" style:font-weight-asian="bold" style:font-size-complex="10pt"/>
    </style:style>
    <style:style style:name="T49" style:family="text">
      <style:text-properties fo:language="en" fo:country="GB"/>
    </style:style>
    <style:style style:name="T50" style:family="text">
      <style:text-properties fo:language="en" fo:country="GB" fo:font-weight="bold" style:font-weight-asian="bold"/>
    </style:style>
    <style:style style:name="T51" style:family="text">
      <style:text-properties fo:language="en" fo:country="GB" fo:font-style="italic" style:font-style-asian="italic"/>
    </style:style>
    <style:style style:name="T52" style:family="text">
      <style:text-properties fo:language="en" fo:country="GB" fo:font-style="italic" style:font-style-asian="italic" style:font-style-complex="italic"/>
    </style:style>
    <style:style style:name="T53" style:family="text">
      <style:text-properties fo:language="en" fo:country="GB" fo:font-style="italic" fo:background-color="#ffffff" loext:char-shading-value="0" style:language-asian="en" style:country-asian="GB" style:font-style-asian="italic"/>
    </style:style>
    <style:style style:name="T54" style:family="text">
      <style:text-properties fo:language="en" fo:country="GB" fo:background-color="#ffff00"/>
    </style:style>
    <style:style style:name="T55" style:family="text">
      <style:text-properties fo:language="en" fo:country="GB" style:font-name-asian="Calibri1" style:language-asian="en" style:country-asian="GB" style:font-style-complex="italic"/>
    </style:style>
    <style:style style:name="T56" style:family="text">
      <style:text-properties fo:language="en" fo:country="GB" fo:background-color="#ffffff" loext:char-shading-value="0" style:language-asian="en" style:country-asian="GB"/>
    </style:style>
    <style:style style:name="T57" style:family="text">
      <style:text-properties fo:language="en" fo:country="GB" fo:font-weight="normal" style:font-weight-asian="normal"/>
    </style:style>
    <style:style style:name="T58" style:family="text">
      <style:text-properties fo:language="fr" fo:country="FR"/>
    </style:style>
    <style:style style:name="T59" style:family="text">
      <style:text-properties fo:language="fr" fo:country="FR" fo:font-weight="bold" style:font-weight-asian="bold"/>
    </style:style>
    <style:style style:name="T60" style:family="text">
      <style:text-properties fo:language="fr" fo:country="FR" fo:font-style="italic" style:font-style-asian="italic"/>
    </style:style>
    <style:style style:name="T61" style:family="text">
      <style:text-properties fo:language="fr" fo:country="FR" fo:font-style="italic" fo:font-weight="normal" style:font-style-asian="italic" style:font-weight-asian="normal"/>
    </style:style>
    <style:style style:name="T62" style:family="text">
      <style:text-properties fo:language="fr" fo:country="FR" fo:font-weight="normal" style:font-weight-asian="normal"/>
    </style:style>
    <style:style style:name="T63" style:family="text">
      <style:text-properties style:font-name-complex="Arial1"/>
    </style:style>
    <style:style style:name="T64" style:family="text">
      <style:text-properties fo:font-size="16pt" fo:font-weight="bold" style:font-size-asian="16pt" style:font-weight-asian="bold" style:font-size-complex="16pt"/>
    </style:style>
    <style:style style:name="T65" style:family="text">
      <style:text-properties fo:color="#000000" fo:language="en" fo:country="GB"/>
    </style:style>
    <style:style style:name="T66" style:family="text">
      <style:text-properties fo:color="#000000" fo:language="en" fo:country="GB" style:font-name-asian="Calibri1"/>
    </style:style>
    <style:style style:name="T67" style:family="text">
      <style:text-properties fo:color="#000000" fo:language="en" fo:country="GB" fo:font-style="italic" style:font-name-asian="Calibri1" style:font-style-asian="italic" style:font-style-complex="italic"/>
    </style:style>
    <style:style style:name="T68" style:family="text">
      <style:text-properties fo:color="#000000" fo:language="en" fo:country="GB" fo:font-style="italic" style:font-name-asian="Calibri1" style:font-style-asian="italic"/>
    </style:style>
    <style:style style:name="T69" style:family="text">
      <style:text-properties fo:color="#000000" fo:language="de" fo:country="DE"/>
    </style:style>
    <style:style style:name="T70" style:family="text">
      <style:text-properties fo:color="#000000"/>
    </style:style>
    <style:style style:name="T71" style:family="text">
      <style:text-properties fo:color="#000000" fo:font-size="11pt" fo:language="de" fo:country="DE" style:font-size-asian="11pt" style:font-size-complex="11pt"/>
    </style:style>
    <style:style style:name="T72" style:family="text">
      <style:text-properties fo:color="#000000" fo:font-size="11pt" fo:language="de" fo:country="DE" fo:font-style="italic" style:font-size-asian="11pt" style:font-style-asian="italic" style:font-size-complex="11pt"/>
    </style:style>
    <style:style style:name="T73" style:family="text">
      <style:text-properties fo:color="#000000" fo:font-size="11pt" style:font-size-asian="11pt" style:font-size-complex="11pt"/>
    </style:style>
    <style:style style:name="T74" style:family="text">
      <style:text-properties fo:color="#000000" fo:font-size="11pt" fo:font-style="italic" style:font-size-asian="11pt" style:font-style-asian="italic" style:font-size-complex="11pt"/>
    </style:style>
    <style:style style:name="T75" style:family="text">
      <style:text-properties fo:color="#000000"/>
    </style:style>
    <style:style style:name="T76" style:family="text">
      <style:text-properties fo:color="#000000" fo:font-style="italic" style:font-style-asian="italic"/>
    </style:style>
    <style:style style:name="T77" style:family="text">
      <style:text-properties style:font-name="ArborWin"/>
    </style:style>
    <style:style style:name="T78" style:family="text">
      <style:text-properties style:font-name="ArborWin" fo:language="de" fo:country="DE"/>
    </style:style>
    <style:style style:name="T79" style:family="text">
      <style:text-properties style:font-name="ArborWin" fo:font-size="10pt" style:font-size-asian="10pt" style:font-size-complex="10pt"/>
    </style:style>
    <style:style style:name="T80" style:family="text">
      <style:text-properties style:font-name="ArborWin" fo:language="en" fo:country="GB"/>
    </style:style>
    <style:style style:name="T81" style:family="text">
      <style:text-properties style:font-name="ArborWin" fo:language="fr" fo:country="FR"/>
    </style:style>
    <style:style style:name="T82" style:family="text">
      <style:text-properties style:font-name="ArborWin" fo:font-size="11pt" style:font-size-asian="11pt" style:font-size-complex="11pt"/>
    </style:style>
    <style:style style:name="T83" style:family="text">
      <style:text-properties style:font-name="ArborWin" fo:font-size="11pt" style:font-size-asian="11pt" style:font-name-complex="Calibri1" style:font-size-complex="11pt"/>
    </style:style>
    <style:style style:name="T84" style:family="text">
      <style:text-properties style:font-name="ArborWin" fo:font-size="11pt" fo:language="fr" fo:country="FR" style:font-size-asian="11pt" style:font-size-complex="11pt"/>
    </style:style>
    <style:style style:name="T85" style:family="text">
      <style:text-properties style:font-name="ArborWin" fo:font-size="11pt" fo:language="de" fo:country="DE" style:font-size-asian="11pt" style:font-size-complex="11pt"/>
    </style:style>
    <style:style style:name="T86" style:family="text">
      <style:text-properties style:font-name="ArborWin" fo:font-size="11pt" fo:language="en" fo:country="GB" style:font-size-asian="11pt" style:font-size-complex="11pt"/>
    </style:style>
    <style:style style:name="T87" style:family="text">
      <style:text-properties style:text-line-through-style="solid" style:text-line-through-type="single"/>
    </style:style>
    <style:style style:name="T88" style:family="text">
      <style:text-properties style:text-line-through-style="solid" style:text-line-through-type="single" fo:font-style="italic" style:font-style-asian="italic"/>
    </style:style>
    <style:style style:name="T89" style:family="text">
      <style:text-properties style:text-line-through-style="solid" style:text-line-through-type="single" fo:font-size="11pt" fo:font-style="italic" style:font-size-asian="11pt" style:font-style-asian="italic" style:font-size-complex="11pt"/>
    </style:style>
    <style:style style:name="T90" style:family="text">
      <style:text-properties style:text-line-through-style="solid" style:text-line-through-type="single" fo:font-size="11pt" style:font-size-asian="11pt" style:font-size-complex="11pt"/>
    </style:style>
    <style:style style:name="T91" style:family="text">
      <style:text-properties style:font-name="Symbol" style:font-name-asian="Symbol1" style:font-name-complex="Symbol1"/>
    </style:style>
    <style:style style:name="T92" style:family="text">
      <style:text-properties style:font-name="Symbol" fo:font-size="11pt" style:font-name-asian="Symbol1" style:font-size-asian="11pt" style:font-name-complex="Symbol1" style:font-size-complex="11pt"/>
    </style:style>
    <style:style style:name="T93" style:family="text">
      <style:text-properties fo:color="#ff0000" fo:language="de" fo:country="DE"/>
    </style:style>
    <style:style style:name="T94" style:family="text">
      <style:text-properties fo:language="de" fo:country="DE"/>
    </style:style>
    <style:style style:name="T95" style:family="text">
      <style:text-properties fo:language="de" fo:country="DE" fo:font-style="italic" style:font-style-asian="italic"/>
    </style:style>
    <style:style style:name="T96" style:family="text">
      <style:text-properties fo:language="de" fo:country="DE" fo:font-weight="bold" style:font-weight-asian="bold"/>
    </style:style>
    <style:style style:name="T97" style:family="text">
      <style:text-properties style:text-position="super 58%" fo:language="de" fo:country="DE"/>
    </style:style>
    <style:style style:name="T98" style:family="text">
      <style:text-properties style:text-position="super 58%" fo:language="en" fo:country="GB"/>
    </style:style>
    <style:style style:name="T99" style:family="text">
      <style:text-properties fo:font-size="11pt" fo:font-style="italic" style:font-size-asian="11pt" style:font-style-asian="italic" style:font-size-complex="11pt"/>
    </style:style>
    <style:style style:name="T100" style:family="text">
      <style:text-properties fo:font-size="11pt" fo:font-style="italic" fo:font-weight="bold" style:font-size-asian="11pt" style:font-style-asian="italic" style:font-weight-asian="bold" style:font-size-complex="11pt"/>
    </style:style>
    <style:style style:name="T101" style:family="text">
      <style:text-properties fo:font-size="11pt" style:font-size-asian="11pt" style:font-size-complex="11pt"/>
    </style:style>
    <style:style style:name="T102" style:family="text">
      <style:text-properties fo:font-size="11pt" fo:language="fr" fo:country="FR" style:font-size-asian="11pt" style:font-size-complex="11pt"/>
    </style:style>
    <style:style style:name="T103" style:family="text">
      <style:text-properties fo:font-size="11pt" fo:language="fr" fo:country="FR" fo:font-style="italic" style:font-size-asian="11pt" style:font-style-asian="italic" style:font-size-complex="11pt"/>
    </style:style>
    <style:style style:name="T104" style:family="text">
      <style:text-properties fo:font-size="11pt" fo:language="fr" fo:country="FR" fo:font-style="italic" fo:font-weight="bold" style:font-size-asian="11pt" style:font-style-asian="italic" style:font-weight-asian="bold" style:font-size-complex="11pt"/>
    </style:style>
    <style:style style:name="T105" style:family="text">
      <style:text-properties fo:font-size="11pt" fo:language="fr" fo:country="FR" fo:font-weight="bold" style:font-size-asian="11pt" style:font-weight-asian="bold" style:font-size-complex="11pt"/>
    </style:style>
    <style:style style:name="T106" style:family="text">
      <style:text-properties fo:font-size="11pt" fo:font-weight="bold" style:font-size-asian="11pt" style:font-weight-asian="bold" style:font-size-complex="11pt"/>
    </style:style>
    <style:style style:name="T107" style:family="text">
      <style:text-properties fo:font-size="11pt" fo:language="de" fo:country="DE" style:font-size-asian="11pt" style:font-size-complex="11pt"/>
    </style:style>
    <style:style style:name="T108" style:family="text">
      <style:text-properties fo:font-size="11pt" fo:language="de" fo:country="DE" fo:font-style="italic" style:font-size-asian="11pt" style:font-style-asian="italic" style:font-size-complex="11pt"/>
    </style:style>
    <style:style style:name="T109" style:family="text">
      <style:text-properties fo:font-size="11pt" fo:language="en" fo:country="GB" fo:font-style="italic" style:font-size-asian="11pt" style:font-style-asian="italic" style:font-size-complex="11pt"/>
    </style:style>
    <style:style style:name="T110" style:family="text">
      <style:text-properties fo:font-size="11pt" fo:language="en" fo:country="GB" style:font-size-asian="11pt" style:font-size-complex="11pt"/>
    </style:style>
    <style:style style:name="T111" style:family="text">
      <style:text-properties fo:color="#808080" fo:font-size="11pt" style:font-size-asian="11pt" style:font-size-complex="11pt"/>
    </style:style>
    <style:style style:name="T112" style:family="text">
      <style:text-properties fo:color="#808080" style:text-position="sub 58%" fo:font-size="11pt" style:font-size-asian="11pt" style:font-size-complex="11pt"/>
    </style:style>
    <style:style style:name="T113" style:family="text">
      <style:text-properties fo:color="#7f7f7f" fo:font-size="11pt" style:font-size-asian="11pt" style:font-size-complex="11pt"/>
    </style:style>
    <style:style style:name="T114" style:family="text">
      <style:text-properties fo:color="#7f7f7f" fo:font-size="11pt" fo:font-style="italic" style:font-size-asian="11pt" style:font-style-asian="italic" style:font-size-complex="11pt"/>
    </style:style>
    <style:style style:name="T115" style:family="text">
      <style:text-properties fo:color="#7f7f7f" style:text-position="sub 58%" fo:font-size="11pt" style:font-size-asian="11pt" style:font-size-complex="11pt"/>
    </style:style>
    <style:style style:name="T116" style:family="text">
      <style:text-properties style:font-name="Calibri" fo:font-size="11pt" style:font-size-asian="11pt" style:font-name-complex="Calibri1" style:font-size-complex="11pt"/>
    </style:style>
    <style:style style:name="T117" style:family="text">
      <style:text-properties style:font-name="Calibri" fo:font-size="11pt" fo:language="en" fo:country="GB" style:font-size-asian="11pt" style:font-name-complex="Calibri1" style:font-size-complex="11pt"/>
    </style:style>
    <style:style style:name="T118" style:family="text">
      <style:text-properties fo:language="id" fo:country="ID"/>
    </style:style>
    <style:style style:name="T119" style:family="text">
      <style:text-properties fo:language="id" fo:country="ID" fo:font-weight="bold" style:font-weight-asian="bold"/>
    </style:style>
    <style:style style:name="T120" style:family="text">
      <style:text-properties fo:background-color="#ffff00"/>
    </style:style>
    <style:style style:name="T121" style:family="text">
      <style:text-properties style:font-name-asian="MS Minch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1">Ditransitive constructions with DOM-ed direct objects in Romanian</text:span></text:p>
      <text:p text:style-name="P1"><text:span text:style-name="T2">Alexandra Cornilescu</text:span></text:p>
      <text:p text:style-name="P1"><text:span text:style-name="T2">University of Bucharest</text:span></text:p>
      <text:p text:style-name="P1"/>
      <text:p text:style-name="P17"><text:span text:style-name="T5">Abstract</text:span><text:span text:style-name="T6">. The paper discusses Romanian data that had gone unnoticed so far and investigates the differences of grammaticality triggered by DOM-ed DOs in ditransitive constructions, in binding configurations. Specifically, while a bare DO may bind a possessor contained in the IO, whether or not the IO is clitic doubled, a DOM-ed DO may bind into an undoubled IO, but cannot bind into an IO if the latter is clitic doubled. Grammaticality is restored if the DO is clitic doubled in its turn.</text:span></text:p>
      <text:p text:style-name="P17"><text:soft-page-break/><text:span text:style-name="T6">The focus of the paper is to offer a derivational account of ditransitive constructions, which accounts for these differences. The claim is that the grammaticality contrasts mentioned above result from the different feature structure of bare DOs compared with DOM-ed ones, as well as from the fact that DOM-ed DOs and IO have common features. DOM-ed DOs interfere with IOs since both are sensitive to the Animacy Hierarchy, and include a syntactic [Person] feature in their featural make-up. The derivational valuation of this feature by both objects may create locality problems.</text:span></text:p>
      <text:p text:style-name="P17"><text:span text:style-name="T9">Keywords:</text:span><text:span text:style-name="T6"> dative, DOM, ditransitive construction, functional prepositions, binding</text:span></text:p>
      <text:p text:style-name="P2"/>
      <text:p text:style-name="P76">1. Problem and aim</text:p>
      <text:p text:style-name="P18"><text:span text:style-name="T10">In this paper</text:span>, I turn to data not discussed for Romanian so far and consider the differences of grammaticality triggered by DOM-ed DOs in ditransitive constructions, in <text:span text:style-name="T6">binding</text:span> configurations.<text:span text:style-name="Footnote_20_Symbol"><text:note text:id="ftn1" text:note-class="footnote"><text:note-citation>1</text:note-citation><text:note-body><text:p text:style-name="P73"><text:span text:style-name="Footnote_20_Symbol"/><text:span text:style-name="T11">I would like to express my gratitude for the wonderful help I got from the reviewers and the editors in finalizing the paper. Remaining errors are all mine.</text:span></text:p></text:note-body></text:note></text:span></text:p>
      <text:p text:style-name="P19">Specifically<text:span text:style-name="Footnote_20_Symbol"><text:note text:id="ftn2" text:note-class="footnote"><text:note-citation>2</text:note-citation><text:note-body><text:p text:style-name="P74"><text:span text:style-name="Footnote_20_Symbol"/> Judgments on possessor binding in Romanian ditransitive constructions and some of the examples come from an experiment described in detail in Cornilescu, Dinu &amp; Tig<text:span text:style-name="T13">ă</text:span>u (CDT, 2017a). Unless otherwise specified, examples and acceptability judgments belong to the author.</text:p></text:note-body></text:note></text:span>, bare DOs easily bind a possessor contained in a dative IO, whether the latter is CD-ed or not, as in (1) - (2). The picture changes when the DO is DOM-ed. It is still possible for a DOM-ed DO to bind into an undoubled IO (3), but if the IO<text:span text:style-name="T6"> is doubled, </text:span>the sentence is <text:span text:style-name="T6">ungrammatical</text:span> (4). While co-occurrence of the DOM-ed DO with a dative clitic, results in ungrammaticality, if the DOM-ed <text:span text:style-name="T14">DO</text:span> is doubled, sentences are grammatical, again irrespective of the presence/absence of the dative clitic, as in examples (5) and (6).</text:p>
      <text:p text:style-name="P5"/>
      <text:p text:style-name="P23">(1)<text:tab/>Romanian (CDT 2017: 162)</text:p>
      <text:p text:style-name="P23"><text:tab/>DP<text:span text:style-name="T23">theme</text:span>&gt; DP<text:span text:style-name="T23">goal</text:span></text:p>
      <text:p text:style-name="P30"><text:span text:style-name="T37">Banca<text:tab/>a retrocedat<text:tab/>multe case</text:span><text:span text:style-name="T24">i</text:span><text:span text:style-name="T37"><text:tab/>proprietarilor<text:tab/> <text:s text:c="2"/>lor</text:span><text:span text:style-name="T24">i</text:span><text:span text:style-name="T37"><text:tab/>de drept.</text:span></text:p>
      <text:p text:style-name="P30"><text:span text:style-name="T40">bank.the has returned<text:tab/>many houses<text:tab/>owners.the.</text:span><text:span text:style-name="T15">dat <text:s text:c="3"/></text:span><text:span text:style-name="T40">their<text:tab/>of right</text:span></text:p>
      <text:p text:style-name="P31"><text:span text:style-name="T40">‘The bank returned the houses to their rightful owners.’</text:span></text:p>
      <text:p text:style-name="P23">(2)<text:tab/>Romanian (CDT 2017a:162)</text:p>
      <text:p text:style-name="P33">DP<text:span text:style-name="T23">theme</text:span>&gt;<text:span text:style-name="T9">cl-</text:span>DP<text:span text:style-name="T23">goal</text:span></text:p>
      <text:p text:style-name="P30"><text:span text:style-name="T41">Banca<text:tab/><text:tab/></text:span><text:span text:style-name="T43">le</text:span><text:span text:style-name="T25">j</text:span><text:span text:style-name="T41">=a <text:tab/><text:tab/>retrocedat<text:tab/><text:tab/>multe case</text:span><text:span text:style-name="T25">i</text:span></text:p>
      <text:p text:style-name="P30"><text:span text:style-name="T40">bank.the<text:tab/>they.</text:span><text:span text:style-name="T15">dat</text:span><text:span text:style-name="T40">=has <text:tab/>returned <text:tab/><text:tab/>many houses<text:tab/></text:span></text:p>
      <text:p text:style-name="P30"><text:span text:style-name="T41">proprietarilor</text:span><text:span text:style-name="T25">j</text:span><text:span text:style-name="T41"><text:tab/><text:tab/>lor</text:span><text:span text:style-name="T25">i<text:tab/></text:span><text:span text:style-name="T41">de drept.</text:span></text:p>
      <text:p text:style-name="P30"><text:span text:style-name="T40">owners.the.</text:span><text:span text:style-name="T15">dat</text:span><text:span text:style-name="T40"><text:tab/>their <text:tab/>of right</text:span></text:p>
      <text:p text:style-name="P31"><text:span text:style-name="T40">‘The bank returned many houses to their rightful owners.’</text:span></text:p>
      <text:p text:style-name="P29"><text:span text:style-name="T49">(3)<text:tab/>Romanian</text:span></text:p>
      <text:p text:style-name="P34"><text:span text:style-name="T49">DOM-ed DP</text:span><text:span text:style-name="T29">theme </text:span><text:span text:style-name="T49">&gt; DP </text:span><text:span text:style-name="T29">goal</text:span></text:p>
      <text:p text:style-name="P38"><text:span text:style-name="T44">Comisia<text:tab/>a repartizat<text:tab/>pe mai <text:s text:c="3"/>mul</text:span><text:span text:style-name="T47">ț</text:span><text:span text:style-name="T44">i <text:s text:c="2"/>medici</text:span><text:span text:style-name="T27">i <text:s text:c="3"/></text:span><text:span text:style-name="T44">rezidenți<text:tab/></text:span></text:p>
      <text:p text:style-name="P38"><text:span text:style-name="T46">board.the<text:tab/>has assigned<text:tab/></text:span><text:span text:style-name="T16">dom </text:span><text:span text:style-name="T46">more many medical residents<text:tab/></text:span></text:p>
      <text:p text:style-name="P38"><text:span text:style-name="T44">unor<text:tab/><text:tab/></text:span><text:span text:style-name="T37">foști profesori<text:tab/><text:tab/>de-ai lor</text:span><text:span text:style-name="T24">i</text:span><text:span text:style-name="T37">.</text:span></text:p>
      <text:p text:style-name="P38"><text:span text:style-name="T46">some.</text:span><text:span text:style-name="T18">dat</text:span><text:span text:style-name="T46"><text:tab/>former professors <text:tab/>of theirs.</text:span></text:p>
      <text:p text:style-name="P42"><text:span text:style-name="T46">‘The board assigned several medical residents to some former professors of theirs.’</text:span></text:p>
      <text:p text:style-name="P23"><text:span text:style-name="T58">(4)<text:tab/>Romanian</text:span></text:p>
      <text:p text:style-name="P33"><text:span text:style-name="T58">*DOM-ed DP</text:span><text:span text:style-name="T30">theme</text:span><text:span text:style-name="T58">&gt;</text:span><text:span text:style-name="T59">cl</text:span><text:span text:style-name="T58">- DP</text:span><text:span text:style-name="T30">goal</text:span></text:p>
      <text:p text:style-name="P44"><text:span text:style-name="T37">*Comisia<text:tab/></text:span><text:span text:style-name="T38">le</text:span><text:span text:style-name="T37">=a <text:tab/>repartizat<text:tab/>pe<text:tab/>mai mul</text:span><text:span text:style-name="T47">ț</text:span><text:span text:style-name="T37">i medici</text:span><text:span text:style-name="T24">i <text:s/></text:span><text:span text:style-name="T37">rezidenți</text:span></text:p>
      <text:p text:style-name="P44"><text:span text:style-name="T46">board.the<text:tab/>they.</text:span><text:span text:style-name="T16">dat</text:span><text:span text:style-name="T46">=has assigned<text:tab/></text:span><text:span text:style-name="T16">dom </text:span><text:span text:style-name="T46">more many medical residents <text:s text:c="2"/></text:span></text:p>
      <text:p text:style-name="P39"><text:span text:style-name="T37">unor<text:tab/><text:tab/>foști<text:tab/>profesori<text:tab/>de-ai lor</text:span><text:span text:style-name="T24">i</text:span><text:span text:style-name="T37">.</text:span></text:p>
      <text:p text:style-name="P39"><text:span text:style-name="T46">some.</text:span><text:span text:style-name="T16">dat<text:tab/></text:span><text:span text:style-name="T46">former professors <text:tab/>of theirs</text:span></text:p>
      <text:p text:style-name="P45"><text:span text:style-name="T46">‘The board assigned several medical residents to some former professors of theirs.’</text:span></text:p>
      <text:p text:style-name="P23"><text:span text:style-name="T49">(5)<text:tab/>Romanian</text:span></text:p>
      <text:p text:style-name="P33"><text:span text:style-name="T50">cl</text:span><text:span text:style-name="T49">-</text:span><text:span text:style-name="T58"> DOM-ed DP</text:span><text:span text:style-name="T30">theme</text:span><text:span text:style-name="T58">&gt; DP</text:span><text:span text:style-name="T30">goal</text:span></text:p>
      <text:p text:style-name="P39"><text:span text:style-name="T44">Comisia<text:tab/></text:span><text:span text:style-name="T45">i</text:span><text:span text:style-name="T44">=a repartizat<text:tab/><text:tab/>pe <text:s/>mai <text:s/>mulți <text:s/>medici</text:span><text:span text:style-name="T27">i <text:s text:c="3"/></text:span><text:span text:style-name="T44">rezidenți</text:span></text:p>
      <text:p text:style-name="P46"><text:soft-page-break/><text:span text:style-name="T46">board.thethey.</text:span><text:span text:style-name="T16">acc=</text:span><text:span text:style-name="T46">has assigned <text:tab/></text:span><text:span text:style-name="T16">dom </text:span><text:span text:style-name="T46">more many medical residents</text:span></text:p>
      <text:p text:style-name="P39"><text:span text:style-name="T37">unor <text:tab/><text:tab/>foști<text:tab/> <text:s text:c="5"/><text:tab/>profesori <text:s/><text:tab/>de-ai lor</text:span><text:span text:style-name="T24">i</text:span><text:span text:style-name="T37">.</text:span></text:p>
      <text:p text:style-name="P46"><text:span text:style-name="T46">some.</text:span><text:span text:style-name="T16">dat</text:span><text:span text:style-name="T46"> former <text:tab/><text:tab/>professors <text:tab/>of theirs.</text:span></text:p>
      <text:p text:style-name="P47"><text:span text:style-name="T46">‘The board assigned several medical residents to some former professors of theirs.’</text:span></text:p>
      <text:p text:style-name="P23"><text:span text:style-name="T49">(6)<text:tab/>Romanian</text:span></text:p>
      <text:p text:style-name="P33"><text:span text:style-name="T50">cl</text:span><text:span text:style-name="T49">-</text:span><text:span text:style-name="T58"> DOM-ed DP </text:span><text:span text:style-name="T30">theme</text:span><text:span text:style-name="T58">&gt;</text:span><text:span text:style-name="T59">cl</text:span><text:span text:style-name="T58">-DP </text:span><text:span text:style-name="T30">goal </text:span></text:p>
      <text:p text:style-name="P44"><text:span text:style-name="T44">Comisia<text:tab/>i=l=a=repartizat<text:tab/> <text:s text:c="3"/>pe fiecare medic rezident</text:span></text:p>
      <text:p text:style-name="P44"><text:span text:style-name="T46">board.the<text:tab/>she.</text:span><text:span text:style-name="T16">dat</text:span><text:span text:style-name="T46">=he.</text:span><text:span text:style-name="T16">Acc</text:span><text:span text:style-name="T46">=assigned </text:span><text:span text:style-name="T16">dom</text:span><text:span text:style-name="T46"> each medical resident </text:span></text:p>
      <text:p text:style-name="P39"><text:span text:style-name="T44">unei foste profesoare<text:tab/><text:tab/>a lui</text:span><text:span text:style-name="T46">.</text:span></text:p>
      <text:p text:style-name="P44"><text:span text:style-name="T46">some.</text:span><text:span text:style-name="T15">dat </text:span><text:span text:style-name="T46">professor.F.</text:span><text:span text:style-name="T16">dat</text:span><text:span text:style-name="T46"><text:tab/>his</text:span></text:p>
      <text:p text:style-name="P43"><text:span text:style-name="T46">‘The board assigned each resident doctor to a former professor of his.’</text:span></text:p>
      <text:p text:style-name="P6"/>
      <text:p text:style-name="P2">Critical is the difference between (2) and (4), and also between (4) and (5)-(6) where the DO is doubled.</text:p>
      <text:p text:style-name="P9"><text:span text:style-name="T5">The aim </text:span>of the chapter is to offer a derivational account of ditransitive constructions, which accommodates these differences. We claim that the grammaticality contrasts above result from the different feature structure of bare DOs compared with DOM-ed ones, and from the fact that DOM-ed DOs and IOs need to check the same [Person] feature against the same functional head.</text:p>
      <text:p text:style-name="P5"/>
      <text:p text:style-name="P76"><text:span text:style-name="T63">2. On Romanian dative DPs</text:span></text:p>
      <text:h text:style-name="P48" text:outline-level="2"><text:span text:style-name="T3">2.1. Inflectional datives and the animacy hierarchy</text:span></text:h>
      <text:p text:style-name="P19">In Romanian nouns have <text:span text:style-name="T6">inflectional dative morphology</text:span> and, additionally, exhibit <text:span text:style-name="T6">prepositional marking</text:span>, employing the locative preposition <text:span text:style-name="T6">la</text:span> ‘at’/’to’. An essential property of inflectional datives (=Inf-<text:span text:style-name="T14">dat</text:span>) is that they are highly sensitive to the animacy hierarchy (=AH) and have a <text:span text:style-name="T6">higher cut-off point </text:span>than <text:span text:style-name="T5">la</text:span><text:span text:style-name="T6">-</text:span>datives, as seen in (8). </text:p>
      <text:p text:style-name="P19"/>
      <text:p text:style-name="P19">(7)<text:tab/>human<text:tab/>&gt;<text:tab/>animate<text:tab/><text:tab/>&gt; inanimate</text:p>
      <text:p text:style-name="P23">(8)<text:tab/>Romanian</text:p>
      <text:p text:style-name="P25"><text:soft-page-break/><text:tab/><text:span text:style-name="T40">a.<text:tab/></text:span><text:span text:style-name="T41">Am <text:tab/>turnat<text:tab/>vin <text:tab/>la musafiri/ <text:tab/>musafirilor</text:span></text:p>
      <text:p text:style-name="P23"><text:span text:style-name="T40"><text:tab/><text:tab/>have.I <text:tab/>poured <text:tab/>wine <text:tab/>at guests/ <text:tab/>guests.the.</text:span><text:span text:style-name="T15">dat</text:span></text:p>
      <text:p text:style-name="P29"><text:span text:style-name="T40"><text:tab/><text:tab/>‘I poured wine to the guests.’</text:span></text:p>
      <text:p text:style-name="P23"><text:span text:style-name="T40"><text:tab/></text:span><text:span text:style-name="T39">b.<text:tab/></text:span><text:span text:style-name="T37">Am dat<text:tab/><text:tab/>apa<text:tab/>la cai/ <text:tab/><text:tab/>?cailor</text:span><text:span text:style-name="T39">.</text:span></text:p>
      <text:p text:style-name="P23"><text:span text:style-name="T39"><text:tab/><text:tab/></text:span><text:span text:style-name="T46">have.I given <text:tab/>water <text:tab/>at horses/<text:tab/>horses.the.</text:span><text:span text:style-name="T15">dat </text:span></text:p>
      <text:p text:style-name="P23"><text:span text:style-name="T46"><text:tab/><text:tab/>‘I poured water to the horses.’</text:span></text:p>
      <text:p text:style-name="P23"><text:span text:style-name="T46"><text:tab/></text:span><text:span text:style-name="T40">c.<text:tab/></text:span><text:span text:style-name="T41">Am turnat<text:tab/>apă<text:tab/>la flori/ <text:tab/>*?florilor.</text:span></text:p>
      <text:p text:style-name="P23"><text:span text:style-name="T40"><text:tab/><text:tab/>have.I poured <text:tab/>water <text:tab/>at flowers <text:tab/>flowers.the.</text:span><text:span text:style-name="T15"> dat </text:span></text:p>
      <text:p text:style-name="P2"><text:span text:style-name="T40"><text:tab/><text:tab/>‘I poured water to the flowers.’</text:span></text:p>
      <text:p text:style-name="P9"/>
      <text:p text:style-name="P2">One theoretical difficulty that immediately arises is that of incorporating <text:span text:style-name="T6">scalar concepts</text:span> like the AH or the definiteness hierarchy (= DefH) into the discrete binary system of a minimalist grammar. Richards (2008) argues that the AH and the DefH are semantic and pragmatic in nature and should be viewed as <text:span text:style-name="T6">syntax-semantics interface phenomena</text:span>. Crucially, he proposes that nouns which are sensitive to these hierarchies should be lexically specified for a binary <text:span text:style-name="T6">grammatical </text:span>[Person] feature (<text:span text:style-name="T11">Rodríguez-Mondo</text:span><text:span text:style-name="T65">ñ</text:span><text:span text:style-name="T11">edo</text:span> 2007 for Spanish). It is this [Person] feature which triggers the interpretation of a given NP along the two hierarchies, checking its position on the two scales. Nouns which accept the Inf-<text:span text:style-name="T14">dat</text:span> enter the derivation lexically marked as [+Person]. Since this is a syntactic feature, it must be checked during the derivation. </text:p>
      <text:p text:style-name="P2"/>
      <text:p text:style-name="P49"><text:span text:style-name="T3">2.2 On the internal structure of </text:span><text:span text:style-name="T4">la</text:span><text:span text:style-name="T3">-datives</text:span></text:p>
      <text:p text:style-name="P2">The preposition <text:span text:style-name="T6">la</text:span> ‘at’/’to’ is not only a <text:span text:style-name="T6">functional dative marker</text:span>, but it is also the core <text:span text:style-name="T6">lexical preposition</text:span> of the location and movement frames. The lexical preposition <text:span text:style-name="T6">la</text:span> assigns accusative case to its object, this accusative cannot be replaced by a dative, and, as correctly pointed out by both reviewers, accusative <text:span text:style-name="T6">la-</text:span>phrases do not co-occur with dative clitics. All movement and location verbs may combine with lexical accusative <text:span text:style-name="T6">la</text:span>-phrases, rejecting, however, dative <text:span text:style-name="T6">la</text:span>-phrases. An example is the verb <text:span text:style-name="T6">merge</text:span> ‘go’, which is compatible only with lexical <text:span text:style-name="T6">la</text:span>, but not with functional dative <text:span text:style-name="T6">la</text:span>. Substitution of the <text:span text:style-name="T6">la</text:span>-phrase with a dative DP is impossible (9a), and a dative clitic is equally ungrammatical (9b).</text:p>
      <text:p text:style-name="P40"/>
      <text:p text:style-name="P23">(9)<text:tab/>Romanian</text:p>
      <text:p text:style-name="P33"><text:span text:style-name="T40"><text:s/>a.<text:tab/></text:span><text:span text:style-name="T41">Ion <text:tab/>a mers<text:tab/><text:tab/>la Maria/<text:tab/>**Mariei.</text:span></text:p>
      <text:p text:style-name="P23"><text:span text:style-name="T40"><text:tab/><text:tab/>Ion <text:tab/>has gone <text:tab/>at Maria.</text:span><text:span text:style-name="T15">acc</text:span><text:span text:style-name="T40">/ <text:tab/>Maria.</text:span><text:span text:style-name="T15">dat</text:span></text:p>
      <text:p text:style-name="P23"><text:span text:style-name="T40"><text:tab/><text:tab/>‘Ion went to Maria.’</text:span></text:p>
      <text:p text:style-name="P39"><text:span text:style-name="T40">b.<text:tab/></text:span><text:span text:style-name="T41">*Ion<text:tab/>îi merge <text:tab/>(Mariei).</text:span></text:p>
      <text:p text:style-name="P23"><text:span text:style-name="T40"><text:tab/><text:tab/>Ion <text:tab/>she.</text:span><text:span text:style-name="T15">dat</text:span><text:span text:style-name="T40">=goes <text:tab/>Maria.</text:span><text:span text:style-name="T15">dat</text:span></text:p>
      <text:p text:style-name="P2"><text:soft-page-break/><text:span text:style-name="T40"><text:tab/><text:tab/>‘Ion is going to Mary.’</text:span></text:p>
      <text:p text:style-name="P2"/>
      <text:p text:style-name="P2">One specification is required at this point. Even for unaccusative verbs like<text:span text:style-name="T6"> plăcea</text:span> ‘like’, which always select a dative Experiencer, either inflectional or prepositional, co-occurrence of a dative <text:span text:style-name="T6">la-</text:span>phrase with a clitic is possible only in the third person; in the first and in the second person, the clitic may co-occur only with an inflectional dative strong pronoun, never with a prepositional dative, as apparent in (10b) below:</text:p>
      <text:p text:style-name="P2"/>
      <text:p text:style-name="P23">(10)<text:tab/>Romanian</text:p>
      <text:p text:style-name="P23"><text:span text:style-name="T40"><text:tab/>a.<text:tab/></text:span><text:span text:style-name="T41">Cicolata<text:tab/>le=place <text:tab/><text:tab/>copiilor/<text:tab/>la copii.</text:span></text:p>
      <text:p text:style-name="P23"><text:span text:style-name="T40"><text:tab/><text:tab/>chocolate.the<text:tab/>they.</text:span><text:span text:style-name="T15">dat</text:span><text:span text:style-name="T40">=like.3SG<text:tab/>children.the.</text:span><text:span text:style-name="T15">dat</text:span><text:span text:style-name="T40">/ at children</text:span></text:p>
      <text:p text:style-name="P23"><text:span text:style-name="T40"><text:tab/><text:tab/>‘Children like chocolate.’</text:span></text:p>
      <text:p text:style-name="P23"><text:span text:style-name="T40"><text:tab/>b.<text:tab/></text:span><text:span text:style-name="T41">Ciocolata<text:tab/>îmi=place <text:tab/>şi mie/ <text:tab/><text:tab/>*şi <text:s/>la mine.</text:span></text:p>
      <text:p text:style-name="P23"><text:span text:style-name="T40"><text:tab/><text:tab/>chocolate.the<text:tab/>I.</text:span><text:span text:style-name="T15">dat</text:span><text:span text:style-name="T40">=like.3SG <text:s/>also I.</text:span><text:span text:style-name="T15">dat </text:span><text:span text:style-name="T40">/<text:tab/>also at me</text:span></text:p>
      <text:p text:style-name="P2"><text:span text:style-name="T40"><text:tab/><text:tab/>‘I also like chocolate.’<text:tab/></text:span></text:p>
      <text:p text:style-name="P7"/>
      <text:p text:style-name="P2">Verbs in the movement frame do not behave uniformly regarding the realization of their Goal argument. While some never select a dative (e.g. <text:span text:style-name="T6">merge</text:span> ‘go’), others (e.g. <text:span text:style-name="T6">ajunge</text:span> ‘arrive’ or <text:span text:style-name="T6">veni</text:span> ‘come’) may select a dative on condition that the Goal DP is [+Person]; the dative Goal is realized as a clitic, doubled by a strong pronoun or by a dative <text:span text:style-name="T6">la-</text:span>phrase, provided that the clitic is third person, as already shown in (10). Thus, in (11a) the <text:span text:style-name="T6">la</text:span>-phrase is lexical; in (11b), the Goal is a dative phrase realized as a clitic; the first person dative clitic can only be doubled by a dative strong pronoun, while the <text:span text:style-name="T6">la</text:span>-phrase is out (11b’). The relevant example is however (11c), an attested Google example, where the Goal is a dative, and the dative clitic is doubled by a dative <text:span text:style-name="T6">la</text:span>- phrase. As the comparison of (11a) and (11c) shows, the <text:span text:style-name="T6">la-</text:span>phrase is interpreted as a dative only when it co-occurs with a dative clitic.</text:p>
      <text:p text:style-name="P2"/>
      <text:p text:style-name="P23">(11)<text:tab/>Romanian</text:p>
      <text:p text:style-name="P23"><text:span text:style-name="T40"><text:tab/>a.<text:tab/></text:span><text:span text:style-name="T41">Pachetul<text:tab/> a ajuns<text:tab/><text:tab/></text:span><text:span text:style-name="T43">la mine/la Londra</text:span><text:span text:style-name="T41"><text:tab/>ieri.</text:span></text:p>
      <text:p text:style-name="P23"><text:span text:style-name="T40"><text:tab/><text:tab/>parsel.the<text:tab/>has arrived <text:tab/>at I.</text:span><text:span text:style-name="T17">acc</text:span><text:span text:style-name="T48">/ </text:span><text:span text:style-name="T40">at London<text:tab/>yesterday</text:span></text:p>
      <text:p text:style-name="P23"><text:span text:style-name="T40"><text:tab/><text:tab/>‘The parsel got to me/ to London yesterday.’</text:span></text:p>
      <text:p text:style-name="P23"><text:span text:style-name="T40"><text:tab/>b.<text:tab/></text:span><text:span text:style-name="T41">Pachetul<text:tab/></text:span><text:span text:style-name="T43">mi</text:span><text:span text:style-name="T41">=a<text:tab/><text:tab/>ajuns<text:tab/>şi <text:s text:c="4"/>mie<text:tab/>ieri.</text:span></text:p>
      <text:p text:style-name="P23"><text:span text:style-name="T40"><text:tab/><text:tab/>parsel.the<text:tab/>I.</text:span><text:span text:style-name="T17">dat</text:span><text:span text:style-name="T40">= has <text:tab/>arrived <text:tab/>also I.</text:span><text:span text:style-name="T15">dat</text:span><text:span text:style-name="T40"><text:tab/>yesterday</text:span></text:p>
      <text:p text:style-name="P23"><text:tab/><text:span text:style-name="T40">b.’<text:tab/></text:span><text:span text:style-name="T41">Pachetul<text:tab/></text:span><text:span text:style-name="T43">mi</text:span><text:span text:style-name="T41">=a <text:tab/><text:tab/>ajuns<text:tab/>(*</text:span><text:span text:style-name="T43">la mine)</text:span><text:span text:style-name="T41"><text:tab/>ieri.</text:span></text:p>
      <text:p text:style-name="P23"><text:soft-page-break/><text:span text:style-name="T40"><text:tab/><text:tab/>parsel.the<text:tab/>I.</text:span><text:span text:style-name="T15">dat</text:span><text:span text:style-name="T40">=has<text:tab/>arrived<text:tab/>(at.I.</text:span><text:span text:style-name="T15">acc</text:span><text:span text:style-name="T40">)<text:tab/>yesterday</text:span></text:p>
      <text:p text:style-name="P23"><text:span text:style-name="T40"><text:tab/><text:tab/>‘The parsel<text:tab/>got to me too yesterday’</text:span></text:p>
      <text:p text:style-name="P23"><text:span text:style-name="T40"><text:tab/>c.<text:tab/></text:span><text:span text:style-name="T41">Acum <text:tab/></text:span><text:span text:style-name="T43">le</text:span><text:span text:style-name="T41">=au <text:tab/>venit <text:tab/><text:tab/></text:span><text:span text:style-name="T43">la mulți</text:span><text:span text:style-name="T41"><text:tab/><text:tab/>deciziile</text:span><text:span text:style-name="T40"><text:tab/></text:span></text:p>
      <text:p text:style-name="P52"><text:span text:style-name="T40">now<text:tab/>they.</text:span><text:span text:style-name="T15">dat</text:span><text:span text:style-name="T40">=have come<text:tab/>at. many.</text:span><text:span text:style-name="T15">acc</text:span><text:span text:style-name="T40"><text:tab/>decisions </text:span></text:p>
      <text:p text:style-name="P52"><text:span text:style-name="T41">de <text:s/>recalculare<text:tab/><text:tab/>a pensiilor</text:span></text:p>
      <text:p text:style-name="P52"><text:span text:style-name="T40">of <text:s/>recalculation<text:tab/>pensions.the.</text:span><text:span text:style-name="T15">gen</text:span></text:p>
      <text:p text:style-name="P54"><text:span text:style-name="T40">‘Now many have got their decisions for recalculation of their pensions.’</text:span></text:p>
      <text:p text:style-name="P2"/>
      <text:p text:style-name="P2">In the rest of this section I examine the internal structure of the <text:span text:style-name="T6">la</text:span>-phrase when it is a dative, i.e. when it is clitic-doubled. As a dative-marker <text:span text:style-name="T6">la</text:span> is puzzling, since it is described as a “dative preposition”, but, as seen above in (9a), it clearly assigns accusative case to its complement (12). On the other hand, <text:span text:style-name="T6">la</text:span>-phrases may take dative clitics (11c), and, as well-known, clitics and their associates always agree in Case. This suggests that, as a dative marker, <text:span text:style-name="T6">la</text:span> simply assigns Case to a DP <text:span text:style-name="T6">subcomponent </text:span>of the dative phrase, while the whole <text:span text:style-name="T6">la</text:span>-phrase has <text:span text:style-name="T6">an uninterpretable valued dative feature</text:span> (13), which agrees with the clitic’s Case feature. The marker <text:span text:style-name="T6">la</text:span> has become an <text:span text:style-name="T6">internal constituent</text:span> which extends the dative phrase (13), i.e. a K(ase) marker like the marker of DOM (Lopez 2011). An additional role of this morpheme is that of a category shifter, which reanalyzes the PP into a KP, therefore, an extended DP.</text:p>
      <text:p text:style-name="P2">The categorial change from P to K may be viewed as an instance of <text:span text:style-name="T6">downward re-analysis</text:span> (Roberts &amp; Roussou 2003), likely to have occurred out of the need to improve the correspondence between syntactic features and their PF representation.</text:p>
      <text:p text:style-name="P23"/>
      <text:p text:style-name="P23"/>
      <text:p text:style-name="P24">(12)<text:tab/><text:tab/><text:tab/> <text:s text:c="3"/>PP<text:tab/><text:tab/><text:tab/><text:tab/></text:p>
      <text:p text:style-name="P24"><text:tab/><text:tab/><text:span text:style-name="T77">qp</text:span></text:p>
      <text:p text:style-name="P53">P<text:tab/><text:tab/><text:tab/>DP<text:tab/><text:tab/><text:tab/></text:p>
      <text:p text:style-name="P24"><text:tab/><text:tab/>[Case:___]<text:tab/><text:tab/>[<text:span text:style-name="T6">u</text:span>Case:Acc]</text:p>
      <text:p text:style-name="P24"><text:tab/><text:tab/>[Loc/Goal]<text:tab/><text:tab/>([<text:span text:style-name="T6">i</text:span>Person])</text:p>
      <text:p text:style-name="P3"><text:tab/><text:tab/><text:span text:style-name="T9">la</text:span></text:p>
      <text:p text:style-name="P26"/>
      <text:p text:style-name="P23">(13)<text:tab/><text:tab/><text:tab/>KP [Case:Dat]</text:p>
      <text:p text:style-name="P23"><text:tab/><text:tab/><text:span text:style-name="T77">qp</text:span></text:p>
      <text:p text:style-name="P23"><text:soft-page-break/><text:tab/><text:tab/>K<text:tab/><text:tab/><text:tab/>DP</text:p>
      <text:p text:style-name="P23"><text:tab/><text:tab/>[<text:span text:style-name="T6">u</text:span><text:span text:style-name="T87">Case:Acc</text:span>]<text:tab/><text:tab/>[<text:span text:style-name="T88">u</text:span><text:span text:style-name="T87">Case:Acc</text:span>]</text:p>
      <text:p text:style-name="P23"><text:tab/><text:tab/>[<text:span text:style-name="T6">u</text:span>Case:Dat]</text:p>
      <text:p text:style-name="P2"><text:tab/><text:tab/><text:span text:style-name="T9">la</text:span></text:p>
      <text:p text:style-name="P5"/>
      <text:p text:style-name="P2">In time, there gradually emerged two different changes in the function of the Locative PP in (12). One has been the extension of <text:span text:style-name="T6">la</text:span> from verbs that have Goals or Possessor-Goals in their a-structure (verbs of giving and throwing) to verbs that select Beneficiaries (e.g. verbs of creation, like <text:span text:style-name="T6">face</text:span> ‘make, do’, <text:span text:style-name="T6">coace</text:span> ‘bake’, etc.), and even verbs that select Maleficiary or Source, i.e. the opposite of Goal, (e.g. <text:span text:style-name="T6">fura</text:span> ‘steal’). Thus the preposition <text:span text:style-name="T6">la</text:span> widens its thematic sphere, but it is partly desemanticized, since the thematic content of the <text:span text:style-name="T6">la</text:span>-phrase almost completely follows from the descriptive content of the selecting verb. Secondly, while any kind of DP may assume the Location/Goal <text:span text:style-name="T91"></text:span>-role, these extended interpretations (e.g. Beneficiary, Maleficiary) are compatible only with nouns high in the AH. As explained, such nouns grammaticalize their inherent human feature as a syntactic [Person] feature (Richards 2008).</text:p>
      <text:p text:style-name="P2"/>
      <text:p text:style-name="P23"><text:span text:style-name="T58">(14)<text:tab/>Romanian</text:span></text:p>
      <text:p text:style-name="P33"><text:span text:style-name="T40">Possessor-Goal</text:span></text:p>
      <text:p text:style-name="P39"><text:span text:style-name="T37">Mama <text:tab/><text:tab/>(le)=a <text:tab/><text:tab/>dat<text:tab/>prăjituri <text:s text:c="2"/>copiilor/<text:tab/></text:span><text:span text:style-name="T38">la </text:span><text:span text:style-name="T37">copii. </text:span></text:p>
      <text:p text:style-name="P39"><text:span text:style-name="T40">mother.the<text:tab/>they.</text:span><text:span text:style-name="T15">dat</text:span><text:span text:style-name="T40">=has <text:tab/>given <text:tab/>cakes <text:tab/>children.the.</text:span><text:span text:style-name="T15">dat</text:span><text:span text:style-name="T40">/ at children</text:span></text:p>
      <text:p text:style-name="P55"><text:span text:style-name="T40">‘Mother gave cakes to the children.’</text:span></text:p>
      <text:p text:style-name="P23"><text:span text:style-name="T58">(15)<text:tab/>Romanian</text:span></text:p>
      <text:p text:style-name="P33"><text:span text:style-name="T39">Beneficiary</text:span></text:p>
      <text:p text:style-name="P39"><text:span text:style-name="T37">Mama <text:tab/><text:tab/>(le)=a <text:tab/><text:tab/>copt<text:tab/>prăjituricopiilor/<text:tab/></text:span><text:span text:style-name="T38">la</text:span><text:span text:style-name="T37">copii.</text:span></text:p>
      <text:p text:style-name="P23"><text:span text:style-name="T39"><text:tab/></text:span><text:span text:style-name="T40">mother.the<text:tab/>they.</text:span><text:span text:style-name="T15">dat</text:span><text:span text:style-name="T40">=has <text:tab/>baked <text:tab/>cakes <text:tab/>children.the.</text:span><text:span text:style-name="T15">dat</text:span><text:span text:style-name="T40">/at children</text:span></text:p>
      <text:p text:style-name="P2"><text:span text:style-name="T40"><text:tab/>‘Mother baked cakes </text:span><text:span text:style-name="T41">for </text:span><text:span text:style-name="T40">the children.’</text:span></text:p>
      <text:p text:style-name="P27"/>
      <text:p text:style-name="P23"><text:span text:style-name="T39">(16)<text:tab/></text:span><text:span text:style-name="T58">Romanian</text:span></text:p>
      <text:p text:style-name="P33"><text:span text:style-name="T39">Maleficiary/ Source</text:span></text:p>
      <text:p text:style-name="P46"><text:span text:style-name="T37">Nişte vagabonzi le-au <text:tab/>furat<text:tab/>copiilor/<text:tab/></text:span><text:span text:style-name="T38">la </text:span><text:span text:style-name="T37">copii<text:tab/>jucăriile. </text:span></text:p>
      <text:p text:style-name="P23"><text:soft-page-break/><text:span text:style-name="T39"><text:tab/></text:span><text:span text:style-name="T40">some tramps<text:tab/>they.cl.</text:span><text:span text:style-name="T15">dat-</text:span><text:span text:style-name="T40">have stolen children.the.</text:span><text:span text:style-name="T15">dat</text:span><text:span text:style-name="T40">/at children the toys</text:span></text:p>
      <text:p text:style-name="P2"><text:span text:style-name="T40"><text:tab/>‘Some tramps stole the toys from the children.’</text:span></text:p>
      <text:p text:style-name="P2"/>
      <text:p text:style-name="P2">At this point, there was an imperfect match between features and their exponents, since <text:span text:style-name="T6">la</text:span> had partly lost its thematic content, and an obligatory syntactic [+Person] feature in the nominal matrix had no PF realization (12). This tension led to the re-analysis of <text:span text:style-name="T6">la</text:span> as a PF exponent of the [Person] feature of the noun. As such <text:span text:style-name="T6">la</text:span> becomes a higher K part of the nominal expression, where K is a spell-out of [<text:span text:style-name="T6">i</text:span>Person]. Syntactically, K is a Probe that values an uninterpretable [<text:span text:style-name="T6">u</text:span>Person:___] feature of the DP through agreement (17).</text:p>
      <text:p text:style-name="P5"/>
      <text:p text:style-name="P23">(17)<text:tab/><text:tab/></text:p>
      <text:p text:style-name="P33">KP[<text:span text:style-name="T6">i</text:span>Person,<text:span text:style-name="T6"> i</text:span><text:span text:style-name="T91"></text:span>,<text:span text:style-name="T91"></text:span>Def, <text:span text:style-name="T6">u</text:span>Case: <text:span text:style-name="T14">dat</text:span>]</text:p>
      <text:p text:style-name="P23"><text:span text:style-name="T77">qp</text:span></text:p>
      <text:p text:style-name="P23"><text:tab/>K<text:tab/><text:tab/><text:tab/> <text:s text:c="5"/>DP</text:p>
      <text:p text:style-name="P39"><text:span text:style-name="T9">[</text:span><text:span text:style-name="T5">i</text:span><text:span text:style-name="T9">Person]<text:tab/> <text:s text:c="4"/></text:span><text:span text:style-name="T77">wo</text:span></text:p>
      <text:p text:style-name="P23"><text:tab/>[<text:span text:style-name="T6">u</text:span>Case:___]<text:tab/><text:tab/>D<text:tab/><text:tab/>NP</text:p>
      <text:p text:style-name="P23"><text:tab/> [<text:span text:style-name="T6">u</text:span>Case: <text:span text:style-name="T14">dat </text:span>]<text:tab/>[+D<text:tab/><text:tab/>[+N]</text:p>
      <text:p text:style-name="P23"><text:tab/><text:tab/>|<text:tab/><text:tab/>[<text:span text:style-name="T91"></text:span>Def]<text:tab/>[<text:span text:style-name="T6">i</text:span><text:span text:style-name="T91"></text:span>]</text:p>
      <text:p text:style-name="P23"><text:tab/><text:tab/>|<text:tab/><text:tab/>[<text:span text:style-name="T6">u</text:span><text:span text:style-name="T91"></text:span>]<text:tab/><text:tab/><text:span text:style-name="T9">[</text:span><text:span text:style-name="T5">u</text:span><text:span text:style-name="T9">Person]</text:span></text:p>
      <text:p text:style-name="P2"><text:tab/><text:tab/><text:span text:style-name="T9">la</text:span><text:tab/><text:tab/>[<text:span text:style-name="T88">u</text:span><text:span text:style-name="T87">Case:Acc</text:span>]<text:tab/>[+Animate]</text:p>
      <text:p text:style-name="P2"/>
      <text:p text:style-name="P2">Compared to (12), representation in (17) is “simpler”, since the grammatical feature [<text:span text:style-name="T6">i</text:span>Person], synchretically realized by N in (12) is realized as a separate lexical item in (17). </text:p>
      <text:p text:style-name="P2">Like Inf-<text:span text:style-name="T14">dat</text:span>, <text:span text:style-name="T6">la</text:span>-<text:span text:style-name="T14">dat</text:span> are sensitive to the AH<text:span text:style-name="T6">, </text:span>but the selectional properties of <text:span text:style-name="T6">la</text:span> are not identical to those of the dative inflection<text:span text:style-name="T6">. </text:span>For instance, both types of datives are compatible with names of<text:span text:style-name="T6"> corporate bodies (18), </text:span>but only Inf-<text:span text:style-name="T14">dat </text:span>are also felicitous with<text:span text:style-name="T6"> abstract </text:span>nouns<text:span text:style-name="T6">, la</text:span>-<text:span text:style-name="T14">dat </text:span>are not (19).</text:p>
      <text:p text:style-name="P23"><text:span text:style-name="T58">(18)<text:tab/>Romanian</text:span></text:p>
      <text:p text:style-name="P33"><text:span text:style-name="T37">(Le)=a <text:tab/>împărţit<text:tab/><text:tab/>banii<text:tab/>la nişte<text:tab/><text:tab/>asociaţii caritabile /</text:span></text:p>
      <text:p text:style-name="P23"><text:span text:style-name="T39"><text:tab/></text:span><text:span text:style-name="T40">(they.</text:span><text:span text:style-name="T15">dat</text:span><text:span text:style-name="T40">) has handed-out<text:tab/>money.the at some <text:s text:c="3"/>associations charitable</text:span></text:p>
      <text:p text:style-name="P23"><text:soft-page-break/><text:span text:style-name="T40"><text:tab/></text:span><text:span text:style-name="T37">unor<text:tab/><text:tab/>asociaţii<text:tab/>caritabile.</text:span></text:p>
      <text:p text:style-name="P56"><text:span text:style-name="T40">some.</text:span><text:span text:style-name="T15">dat<text:tab/></text:span><text:span text:style-name="T40">associations <text:tab/>charitable</text:span></text:p>
      <text:p text:style-name="P2"><text:span text:style-name="T40"><text:tab/>‘He handed out the money to some charities.’</text:span></text:p>
      <text:p text:style-name="P23">(19)<text:tab/>Romanian</text:p>
      <text:p text:style-name="P33"><text:span text:style-name="T37">A supus<text:tab/><text:tab/>proiectul<text:tab/>*la atenţia <text:tab/>bordului/</text:span></text:p>
      <text:p text:style-name="P23"><text:span text:style-name="T39"><text:tab/></text:span><text:span text:style-name="T40">has submitted<text:tab/>project.the<text:tab/>at attention <text:tab/>board.the.</text:span><text:span text:style-name="T15">gen</text:span><text:span text:style-name="T40">/ </text:span></text:p>
      <text:p text:style-name="P23"><text:span text:style-name="T40"><text:tab/></text:span><text:span text:style-name="T37">atenției<text:tab/><text:tab/><text:tab/>bordului.</text:span></text:p>
      <text:p text:style-name="P33"><text:span text:style-name="T40">attention.the.</text:span><text:span text:style-name="T15">dat<text:tab/></text:span><text:span text:style-name="T40">board.the.</text:span><text:span text:style-name="T15">gen</text:span></text:p>
      <text:p text:style-name="P2"><text:span text:style-name="T40"><text:tab/>‘He submitted the project to the board’s attention.’</text:span></text:p>
      <text:p text:style-name="P2"><text:tab/></text:p>
      <text:p text:style-name="P32"><text:span text:style-name="T6">Conclusions so far</text:span></text:p>
      <text:p text:style-name="P40">1. Nouns may come from the lexicon with an unvalued [<text:span text:style-name="T6">u</text:span>Person] feature. </text:p>
      <text:p text:style-name="P40">2. Dative <text:span text:style-name="T6">la</text:span> is a K component which spells-out an [<text:span text:style-name="T6">i</text:span>Person] feature, historically resulting through downward re-analysis of the homonymous [Location] preposition. K selects DPs which are [<text:span text:style-name="T6">u</text:span>Person] and values their [<text:span text:style-name="T6">u</text:span>Person] feature.</text:p>
      <text:p text:style-name="P40">3. A KP nominal expression is complex, since it contains a smaller DP. The K-head case-licenses the smaller DP. K also contains an <text:span text:style-name="T6">uninterpretable valued</text:span> dative feature checked during the derivation.</text:p>
      <text:p text:style-name="P40"/>
      <text:h text:style-name="P20" text:outline-level="2"><text:span text:style-name="T3">2.3 Why a clitic is sometimes required</text:span></text:h>
      <text:p text:style-name="P19">In theory, like any functional head, the clitic should be a response to some internal need of the <text:span text:style-name="T6">la</text:span>-phrase. It is plausible that dative <text:span text:style-name="T6">la</text:span>, an [<text:span text:style-name="T6">i</text:span>Person] spell-out, further eroded semantically, becoming an uninterpretable [<text:span text:style-name="T6">u</text:span>Person], at least sometimes<text:span text:style-name="Footnote_20_Symbol"><text:note text:id="ftn3" text:note-class="footnote"><text:note-citation>3</text:note-citation><text:note-body><text:p text:style-name="P75"><text:span text:style-name="Footnote_20_Symbol"/> <text:span text:style-name="T11">An important empirical generalization (Cornilescu 2017) regarding Romanian dative clitics is that they are obligatory for non-core datives, but optional for core datives. In the analysis proposed here, this means that the [Person] feature on dative KPs is uninterpretable by default and can be interpretable only for </text:span><text:span text:style-name="T12">core datives</text:span><text:span text:style-name="T11">, which have the property of being s-selected by the verb.</text:span></text:p></text:note-body></text:note></text:span>. The KP continues to have all the features in (17), except that [Person] is uninterpretable (20).</text:p>
      <text:p text:style-name="P19"/>
      <text:p text:style-name="P2">(20)<text:tab/>KP[ <text:span text:style-name="T6">u</text:span>Person, +D, <text:span text:style-name="T91"></text:span>Def, <text:span text:style-name="T6">i</text:span><text:span text:style-name="T91"></text:span>, <text:span text:style-name="T6">u</text:span>Case: Dat]</text:p>
      <text:p text:style-name="P2"/>
      <text:p text:style-name="P2">Given this feature structure a pronominal clitic is required to derivationally supply an [<text:span text:style-name="T6">i</text:span>Person] feature. Clitics are known to be sensitive to features like [+D, +Def, …] and cannot combine with nominal projections smaller than DP. They may, however, combine with projections larger than DPs, i.e. KPs, where these features are specified, since they percolate from the D-head. </text:p>
      <text:p text:style-name="P2"><text:soft-page-break/>Concluding, <text:span text:style-name="T6">la</text:span>+DP constituents are KPs, where K is a dative head. With verbs of movement and location including ditransitive ones, <text:span text:style-name="T6">la</text:span> + DP are also still analyzable as PPs expressing Goal/ Location.</text:p>
      <text:p text:style-name="P2"/>
      <text:p text:style-name="P2"><text:span text:style-name="T3">2.4. The internal structure of the inflectional dative phrase</text:span></text:p>
      <text:p text:style-name="P2">The analysis of [<text:span text:style-name="T6">la</text:span><text:span text:style-name="T31">K</text:span>] above suggests a parallel treatment for the dative morphology, K<text:span text:style-name="T23">dative</text:span>, which I will also consider a Person exponent. Nouns inflected for the dative are endowed with [<text:span text:style-name="T7">u</text:span>Person__], given their sensitivity to the AH. This feature is valued KP-internally, when K<text:span text:style-name="T23">dative</text:span> has an interpretable Person feature, i.e. K is [<text:span text:style-name="T6">i</text:span>Person, Case-Dative___]. Alternatively, if K’s semantic feature is bleached, then K<text:span text:style-name="T23">dative</text:span> is [<text:span text:style-name="T6">u</text:span>Person] and simply realizes Case. In such situations, CD is obligatory and [<text:span text:style-name="T6">u</text:span>Person] is checked KP-externally, using a clitic derivation. </text:p>
      <text:p text:style-name="P2">Importantly, like<text:span text:style-name="T6"> la-</text:span><text:span text:style-name="T14">dat</text:span><text:span text:style-name="T6">, </text:span>Inf-<text:span text:style-name="T14">dat </text:span>are <text:span text:style-name="T6">ambiguous between a KP and a PP categorization</text:span>. The PP analysis is, for example, required for adjectives that select Inf-<text:span text:style-name="T14">dat </text:span>complements (e.g. <text:span text:style-name="T6">util</text:span> ‘useful’, <text:span text:style-name="T6">folositor</text:span> ‘useful’, <text:span text:style-name="T6">necesar</text:span> ‘necessary’). Since adjectives are not case-assigners, the Dative is licensed by a null preposition which finally incorporates into the adjective.</text:p>
      <text:p text:style-name="P2">Inside <text:span text:style-name="T6">vP</text:span>, when the Inf-<text:span text:style-name="T14">dat</text:span> is CD-ed or, at least, may have been CD-ed, the Inf-<text:span text:style-name="T14">dat</text:span> is analyzable as a KP. However, when doubling is impossible, the Inf-<text:span text:style-name="T14">dat</text:span> <text:span text:style-name="T6">must be projected as a PP, since otherwise it cannot check either Case or Person</text:span>. One example is that of sentences containing two Inf-<text:span text:style-name="T14"> dat phrases</text:span>, of which the higher <text:span text:style-name="T6">must</text:span> be CD-ed and the lower <text:span text:style-name="T6">cannot</text:span> be CD-ed (since they compete for the same <text:span text:style-name="T6">v</text:span>P internal position at some point).</text:p>
      <text:p text:style-name="P57"/>
      <text:p text:style-name="P23"><text:span text:style-name="T58">(21)</text:span><text:span text:style-name="T39"><text:tab/></text:span><text:span text:style-name="T37">Ion<text:tab/></text:span><text:span text:style-name="T38">şi</text:span><text:span text:style-name="T37">=a<text:tab/>vândut <text:tab/><text:tab/>casa <text:tab/></text:span><text:span text:style-name="T38">unor</text:span><text:span text:style-name="T37"> <text:s text:c="5"/>rude/<text:tab/> </text:span><text:span text:style-name="T38">la </text:span><text:span text:style-name="T37">nişte rude</text:span><text:span text:style-name="T39">.</text:span></text:p>
      <text:p text:style-name="P23"><text:span text:style-name="T39"><text:tab/></text:span><text:span text:style-name="T40">Ion <text:s text:c="2"/>he.</text:span><text:span text:style-name="T15">refl.</text:span><text:span text:style-name="T17">dat</text:span><text:span text:style-name="T40">.=has sold house.the some.</text:span><text:span text:style-name="T17">dat </text:span><text:span text:style-name="T40">relatives/</text:span><text:span text:style-name="T48">at</text:span><text:span text:style-name="T40"> some relatives</text:span></text:p>
      <text:p text:style-name="P2"><text:span text:style-name="T40"><text:tab/>‘Ion sold his house to some relatives.’</text:span></text:p>
      <text:p text:style-name="P2"/>
      <text:p text:style-name="P40"><text:span text:style-name="T6">Some results</text:span></text:p>
      <text:p text:style-name="P40">1. Datives inside <text:span text:style-name="T6">v</text:span>P –whether <text:span text:style-name="T6">la</text:span>-<text:span text:style-name="T14"> dat</text:span> or Inf-<text:span text:style-name="T14"> dat</text:span> - are uniformly either KPs or PPs.</text:p>
      <text:p text:style-name="P40">2. <text:span text:style-name="T6">La-</text:span> and K<text:span text:style-name="T23">dative</text:span> are exponents of Person which encode sensitivity to the AH.</text:p>
      <text:p text:style-name="P40">3. When K is [<text:span text:style-name="T6">i</text:span>Person], the Person feature of datives is checked KP-internally, while the Case feature is checked derivationally. The clitic is unnecessary and thus impossible.</text:p>
      <text:p text:style-name="P40">4. When K is [<text:span text:style-name="T6">u</text:span>Person], the ultimate exponent of Person is the clitic, whose presence is mandatory.</text:p>
      <text:p text:style-name="P2"/>
      <text:p text:style-name="P2"><text:tab/><text:span text:style-name="T6">A consequence</text:span></text:p>
      <text:p text:style-name="P2">Given the feature structure of datives [<text:span text:style-name="T6">u/i</text:span> Person, <text:span text:style-name="T6">u </text:span>Case: Dative], the applicative verb that licenses them should be endowed with the following features: V<text:span text:style-name="T23">appl</text:span>[ <text:span text:style-name="T6">u</text:span>Person, <text:span text:style-name="T6">u</text:span>Case:___].</text:p>
      <text:p text:style-name="P2"/>
      <text:p text:style-name="P76">3. Briefly on the syntax of Romanian DOM</text:p>
      <text:h text:style-name="P50" text:outline-level="2"><text:soft-page-break/><text:span text:style-name="T3">3.1. Background</text:span></text:h>
      <text:p text:style-name="P2">The obligatory marker of Romanian DOM is the space preposition <text:span text:style-name="T6">pe</text:span> ‘on’/ ‘towards’/ ‘against’, similar to Spanish <text:span text:style-name="T6">a</text:span>. Unlike <text:span text:style-name="T6">a, </text:span>however<text:span text:style-name="T6">, pe </text:span>assigns accusative case to its object. Therefore, Romanian is not among the many languages where DOM-ed DO and IOs share the same dative/oblique case, sameness of case representing an explicit connection between the two (Manzini &amp; Franco 2016).</text:p>
      <text:p text:style-name="P2">One of the reviewers stresses that DOM <text:span text:style-name="T6">pe</text:span> derives from the <text:span text:style-name="T6">directional </text:span>uses of the Old Romanian (=OR) preposition <text:span text:style-name="T6">p(r)e</text:span>, which was often used with directional/Goal verbs (e.g. <text:span text:style-name="T6">striga</text:span> ‘call’, <text:span text:style-name="T6">asculta</text:span> ‘listen to’, <text:span text:style-name="T6">întreba</text:span> ‘ask’), as well as with verbs which entailed the presence of an opponent (e.g. <text:span text:style-name="T6">lupta</text:span> ‘fight’), as in the following example: </text:p>
      <text:p text:style-name="P10"/>
      <text:p text:style-name="P23">(22)<text:tab/>Old Romanian (Hill &amp; Mardale 2017: 395).</text:p>
      <text:p text:style-name="P33"><text:span text:style-name="T41">au <text:s/>ascultat<text:tab/></text:span><text:span text:style-name="T43">pre mine</text:span></text:p>
      <text:p text:style-name="P23"><text:span text:style-name="T40"><text:tab/>have listened <text:tab/></text:span><text:span text:style-name="T15">dom</text:span><text:span text:style-name="T40"> me</text:span></text:p>
      <text:p text:style-name="P2"><text:span text:style-name="T40"><text:tab/>‘they have listened to me’</text:span></text:p>
      <text:p text:style-name="P7"/>
      <text:p text:style-name="P2">Significant research on the history of DOM has demonstrated that in OR the presence of the functional preposition <text:span text:style-name="T6">p(r)e</text:span> was a means of upgrading the object, signaling a <text:span text:style-name="T6">contrastive topic </text:span>interpretation (Hill 2013, Hill &amp; Mardale, 2017). Furthermore, in OR, <text:span text:style-name="T6">p(r)e</text:span> was not restricted to animate nouns, as shown in (23) below:</text:p>
      <text:p text:style-name="P2"/>
      <text:p text:style-name="P23">(23)<text:tab/>Old Romanian<text:tab/>(Hill &amp; Mardale 2017: 396)</text:p>
      <text:p text:style-name="P33"><text:span text:style-name="T42">ş</text:span><text:span text:style-name="T41">i deader</text:span><text:span text:style-name="T42">ă</text:span><text:span text:style-name="T41"><text:tab/>lui <text:s/>Iacov</text:span><text:span text:style-name="T43"><text:tab/>pre bozii<text:tab/></text:span><text:span text:style-name="T41">cei<text:tab/>striini</text:span><text:span text:style-name="T40"> .</text:span></text:p>
      <text:p text:style-name="P23"><text:span text:style-name="T40"><text:tab/>and gave <text:tab/></text:span><text:span text:style-name="T15">dat </text:span><text:span text:style-name="T40">Jakob<text:tab/></text:span><text:span text:style-name="T15">dom </text:span><text:span text:style-name="T40">weeds.the <text:s/>the foreign</text:span></text:p>
      <text:p text:style-name="P2"><text:span text:style-name="T40"><text:tab/>‘And they gave to Jakob the foreign weeds’</text:span></text:p>
      <text:p text:style-name="P2"/>
      <text:p text:style-name="P2">In Modern Romanian (ModR), the noun classes compatible with DOM have been reduced to animate, predominantly [+human] nouns. This restriction is in line with the change in the discourse function of DOM, “from a marker of Contrastive Topic […] to a <text:span text:style-name="T6">backgrounding device</text:span> for the [+human] noun in the discourse (Hill 2013:147)”. Thus in ModR, the most frequent discourse role of DOM-ed objects is that of <text:span text:style-name="T6">familarity topic</text:span>, a role which is strengthened by the frequent association of DOM with CD (Hill &amp; Mardale 2017).</text:p>
      <text:p text:style-name="P2">Reinterpreting these important results in the framework of our analysis, it follows that although they do not share Case, DOM-ed DOs and IOs share other properties in Romanian, too. Thus, DOM is sensitive to the AH, which means that both DOM-ed DOs and IOs grammaticalize [Person].</text:p>
      <text:p text:style-name="P2">Similarly, the DOM marker <text:span text:style-name="T6">pe</text:span> ‘on’/ ‘to(wards)’ can easily be analyzed as a K head (Lopez 2011, Hill &amp; Mardale 2017), a <text:span text:style-name="T6">spell-out of Person</text:span>, behaving in all respects like dative <text:span text:style-name="T6">la</text:span>, except that <text:span text:style-name="T6">pe</text:span>-phrases check an accusative feature. Tentatively, the feature structure of <text:span text:style-name="T6">pe</text:span>-KPs is as follows: [<text:span text:style-name="T6">u/i</text:span>Person, <text:span text:style-name="T6">u</text:span>Case:Acc]. When <text:span text:style-name="T6">pe</text:span> selects the [<text:span text:style-name="T6">u</text:span>Person] option, a clitic extends the KP, forming a chain that ultimately values the [<text:span text:style-name="T6">u</text:span>Person] feature.<text:span text:style-name="T6"> </text:span></text:p>
      <text:p text:style-name="P2">In harmony with its familiar topic discourse role, DOM is also sensitive to the DefH (24), which arranges nominal expression by order of their referential stability. Thus, DOM is obligatory for personal pronouns and proper names, which are always referentially stable, it is felicitous but optional with definite and indefinite DPs, and it is impossible with determinerless nouns.</text:p>
      <text:p text:style-name="P2"/>
      <text:p text:style-name="P58"><text:soft-page-break/>(24)<text:tab/>personal pronouns &gt; proper names//&gt; definite phrases &gt; indefinite specific&gt; indefinite non-specific &gt; // bare plurals&gt; bare singular.</text:p>
      <text:p text:style-name="P2"/>
      <text:p text:style-name="P2">In its turn, CD is <text:span text:style-name="T6">possible</text:span> and <text:span text:style-name="T6">optional</text:span> for all accusative KPs, while being <text:span text:style-name="T6">obligatory </text:span>only for <text:span text:style-name="T6">personal pronouns</text:span>. Finally CD is not possible for bare DOs, i.e. it operates on KPs, not DPs, presumably because only KPs are marked for [Person].</text:p>
      <text:p text:style-name="P11"/>
      <text:h text:style-name="P50" text:outline-level="2"><text:span text:style-name="T3">3.2. The syntax of DOM</text:span></text:h>
      <text:p text:style-name="P2">As for the syntax of DOM, I have provisionally adapted to Romanian the analysis in Lopez (2011). Lopez maintains the classical view that accusative case originates in <text:span text:style-name="T6">v</text:span>. In DOM languages there are two strategies of checking the accusative. Some objects remain <text:span text:style-name="T6">in situ</text:span> and satisfy their Case requirement by <text:span text:style-name="T6">incorporation</text:span> into the lexical verb V, which finally incorporates into <text:span text:style-name="T6">v</text:span>. DOM-ed objects <text:span text:style-name="T6">scramble</text:span> to the specifier of an αP located between the little <text:span text:style-name="T6">v</text:span> and the lexical VP, a position where they are directly probed by little <text:span text:style-name="T6">v, </text:span>as in (25).</text:p>
      <text:p text:style-name="P2"/>
      <text:p text:style-name="P2"/>
      <text:p text:style-name="P2"/>
      <text:p text:style-name="P2"/>
      <text:p text:style-name="P2"/>
      <text:p text:style-name="P23"><text:span text:style-name="T69"><text:s/>(25)</text:span><text:span text:style-name="T93"><text:tab/><text:tab/></text:span><text:span text:style-name="T95">v</text:span><text:span text:style-name="T94">P</text:span></text:p>
      <text:p text:style-name="P33"><text:span text:style-name="T78"><text:s text:c="2"/>ru</text:span></text:p>
      <text:p text:style-name="P23"><text:span text:style-name="T94"><text:tab/>Su<text:tab/><text:tab/>v’</text:span></text:p>
      <text:p text:style-name="P23"><text:span text:style-name="T78"><text:tab/><text:tab/> <text:s/>ru</text:span></text:p>
      <text:p text:style-name="P23"><text:span text:style-name="T94"><text:tab/><text:tab/></text:span><text:span text:style-name="T95">v</text:span><text:span text:style-name="T94"><text:tab/><text:tab/></text:span>α<text:span text:style-name="T94">P</text:span></text:p>
      <text:p text:style-name="P23"><text:span text:style-name="T78"><text:tab/><text:tab/><text:tab/></text:span><text:span text:style-name="T77">ru</text:span></text:p>
      <text:p text:style-name="P23"><text:tab/><text:tab/><text:tab/>α<text:tab/><text:tab/>VP</text:p>
      <text:p text:style-name="P23"><text:span text:style-name="T77"><text:tab/><text:tab/><text:tab/><text:tab/> <text:s text:c="3"/>ru</text:span></text:p>
      <text:p text:style-name="P2"><text:tab/><text:tab/><text:tab/><text:tab/> <text:s text:c="3"/>V<text:tab/><text:tab/>DO</text:p>
      <text:p text:style-name="P2"/>
      <text:p text:style-name="P2"><text:soft-page-break/>The background assumption is that the grammar operates with nominals of different sizes (26), which may have different syntactic and semantic properties. </text:p>
      <text:p text:style-name="P2"/>
      <text:p text:style-name="P2">(26)<text:tab/>KP<text:tab/>&gt;<text:tab/>DP<text:tab/>&gt;<text:tab/>//<text:tab/>NumP<text:tab/>&gt; NP</text:p>
      <text:p text:style-name="P2"/>
      <text:p text:style-name="P2">In Romanian the cut-off point between objects that scramble and objects that remain <text:span text:style-name="T6">in situ</text:span> is the NumP: i.e. NumP and NPs remain <text:span text:style-name="T6">in situ</text:span>, DPs may scramble, KPs <text:span text:style-name="T6">must</text:span> scramble. <text:span text:style-name="T70">On the semantic side, </text:span><text:span text:style-name="T6">in situ</text:span> objects are interpreted as <text:span text:style-name="T6">predicates,</text:span> objects that scramble are interpreted as <text:span text:style-name="T6">arguments.</text:span></text:p>
      <text:p text:style-name="P12"/>
      <text:p text:style-name="P76"><text:span text:style-name="T63">4. Dative clitics and CD-Theory</text:span></text:p>
      <text:h text:style-name="P50" text:outline-level="2"><text:span text:style-name="T3">4.1. On clitics</text:span></text:h>
      <text:p text:style-name="P2">As already shown, with CD, both dative and accusative clitics select KPs [<text:span text:style-name="T6">u</text:span>Person], showing sensitivity to the AH. Accusative clitics also observe the DefH. For instance they exclude bare quantifiers; in contrast, dative doubling is possible for <text:span text:style-name="T6">any nominal</text:span> provided that it has an overt determiner (Cornilescu 2017).</text:p>
      <text:p text:style-name="P2"><text:span text:style-name="T49">For the current analysis what matters most is that CD-ed DOs and IOs </text:span><text:span text:style-name="T51">exit the v</text:span><text:span text:style-name="T49">P, passing through a </text:span><text:span text:style-name="T51">v</text:span><text:span text:style-name="T49">P-periphery position which allows them to bind and out scope the subject in Spec, </text:span><text:span text:style-name="T51">v</text:span><text:span text:style-name="T49">P (</text:span>Dobrovie Sorin 1994, Tigău 2010, CDT 2017).<text:span text:style-name="T49"> Binding of the subject is impossible for undoubled objects. Thus in (27), the CD-ed dative </text:span><text:span text:style-name="T60">fiecărui profesor ‘</text:span><text:span text:style-name="T58">every.</text:span><text:span text:style-name="T19">dat</text:span><text:span text:style-name="T58">professor</text:span><text:span text:style-name="T60">’ </text:span><text:span text:style-name="T58">binds and outscopes the preverbal subject </text:span><text:span text:style-name="T60">câte doi studenţi </text:span><text:span text:style-name="T58">‘some two students’</text:span><text:span text:style-name="T60">. </text:span><text:span text:style-name="T58">Similarly, in (28),</text:span> the post-verbal doubled DO may bind a possessive in the preverbal subject, but this is not possible for the undoubled DO. </text:p>
      <text:p text:style-name="P2"><text:span text:style-name="T6"><text:tab/></text:span></text:p>
      <text:p text:style-name="P23"><text:span text:style-name="T58">(27) <text:tab/>Romanian</text:span></text:p>
      <text:p text:style-name="P33"><text:span text:style-name="T37">Câte doi studenţi<text:tab/>i=au <text:tab/><text:tab/>ajutat<text:tab/>fiecărui profesor.</text:span></text:p>
      <text:p text:style-name="P23"><text:span text:style-name="T39"><text:tab/></text:span><text:span text:style-name="T40">some two students <text:tab/>he.</text:span><text:span text:style-name="T15">dat</text:span><text:span text:style-name="T40">=have <text:tab/>helped <text:tab/>each.dat professor</text:span></text:p>
      <text:p text:style-name="P2"><text:span text:style-name="T40"><text:tab/>‘Each professor was helped by two students.’</text:span></text:p>
      <text:p text:style-name="P2"><text:span text:style-name="T58">(28)<text:tab/>Romanian</text:span></text:p>
      <text:p text:style-name="P33"><text:span text:style-name="T39">a.</text:span><text:span text:style-name="T37"> <text:tab/>Muzica lor</text:span><text:span text:style-name="T24">i</text:span><text:span text:style-name="T37"><text:tab/>îi =plictiseşte<text:tab/><text:tab/>pe mulţi</text:span><text:span text:style-name="T24">i</text:span><text:span text:style-name="T37">/</text:span><text:span text:style-name="T24">j</text:span></text:p>
      <text:p text:style-name="P23"><text:span text:style-name="T39"><text:tab/><text:tab/></text:span><text:span text:style-name="T40">music.the their<text:tab/>they.</text:span><text:span text:style-name="T15">acc</text:span><text:span text:style-name="T40"> bores<text:tab/><text:tab/></text:span><text:span text:style-name="T15">dom</text:span><text:span text:style-name="T40"> many</text:span></text:p>
      <text:p text:style-name="P23"><text:span text:style-name="T40"><text:tab/><text:tab/>‘Their own music bores many people.’</text:span></text:p>
      <text:p text:style-name="P23"><text:span text:style-name="T40"><text:tab/>b.</text:span><text:span text:style-name="T41"> <text:tab/>Muzica lor</text:span><text:span text:style-name="T25">*i/j</text:span><text:span text:style-name="T41"><text:tab/><text:tab/>plictiseşte<text:tab/>pe <text:s/>mulţi</text:span><text:span text:style-name="T25">i</text:span><text:span text:style-name="T41">.</text:span></text:p>
      <text:p text:style-name="P23"><text:span text:style-name="T40"><text:tab/><text:tab/>music.the their</text:span><text:span text:style-name="T28">j<text:tab/><text:tab/></text:span><text:span text:style-name="T40">bores<text:tab/><text:tab/>on <text:s/>many</text:span><text:span text:style-name="T25">i</text:span></text:p>
      <text:p text:style-name="P2"><text:soft-page-break/><text:span text:style-name="T40"><text:tab/><text:tab/>‘Their music bores many people.’</text:span></text:p>
      <text:p text:style-name="P7"/>
      <text:p text:style-name="P2">The identity of the <text:span text:style-name="T6">v</text:span>P periphery projection through which clitics pass on the way to T is still under debate. Some researchers (e.g. Ciucivara 2009) propose that this is a projection where clitics check Case, while others argue that it is a PersonP at the <text:span text:style-name="T6">v</text:span>P periphery (Belletti, 2004, Stegove<text:span text:style-name="T66">č</text:span>, 2015), in whose specifier any [<text:span text:style-name="T6">u</text:span>Person] nominal can value this feature (29). In line with the analysis above, I have adopted the second proposal. Since Person is an agreement feature, rather than an operator one, Spec, PersonP is an <text:span text:style-name="T6">argumental position</text:span>. In conclusion, before going to the Person field above T (Ciucivara 2009), the clitic phrase reaches a <text:span text:style-name="T6">Person P</text:span>, at the <text:span text:style-name="T6">v</text:span>P periphery, above the subject constituent (29).</text:p>
      <text:p text:style-name="P2"/>
      <text:p text:style-name="P23">(29)<text:tab/><text:span text:style-name="T40">PersonP</text:span></text:p>
      <text:p text:style-name="P23"><text:span text:style-name="T79">qp</text:span></text:p>
      <text:p text:style-name="P30"><text:span text:style-name="T40">KP<text:tab/><text:tab/><text:tab/>Person</text:span></text:p>
      <text:p text:style-name="P30"><text:span text:style-name="T40">[</text:span><text:span text:style-name="T41">u</text:span><text:span text:style-name="T40">Pers] <text:s text:c="10"/></text:span><text:span text:style-name="T79">qp</text:span></text:p>
      <text:p text:style-name="P30"><text:span text:style-name="T40"><text:tab/><text:tab/>Person<text:tab/><text:tab/><text:tab/><text:tab/></text:span><text:span text:style-name="T41">v</text:span><text:span text:style-name="T40">P</text:span></text:p>
      <text:p text:style-name="P30"><text:span text:style-name="T40"><text:tab/><text:tab/>[</text:span><text:span text:style-name="T41">i</text:span><text:span text:style-name="T40">Person]<text:tab/><text:tab/></text:span><text:span text:style-name="T79">e</text:span></text:p>
      <text:p text:style-name="P32"><text:span text:style-name="T40"><text:tab/><text:tab/><text:tab/><text:tab/>Subject…</text:span></text:p>
      <text:h text:style-name="P20" text:outline-level="2"><text:span text:style-name="T3">4.2 A suitable clitic theory: Preminger 2016 </text:span></text:h>
      <text:p text:style-name="P19"><text:span text:style-name="T49">Of the many available theories of CD, I have selected Preminger (2016), which is theoretically more motivated and also simpler; for instance, it does not require a big DP. Rather the starting point is a standard DP/KP. In Preminger’s interpretation, CD is an instance of </text:span><text:span text:style-name="T51">long D-head movement</text:span><text:span text:style-name="T49">, as in (30). The D moves from its DP position and adjoins to little </text:span><text:span text:style-name="T51">v</text:span><text:span text:style-name="T49">, skipping the V head (which is why this is an instance of long head movement).</text:span></text:p>
      <text:p text:style-name="P13"/>
      <text:p text:style-name="P23"><text:span text:style-name="T94">(30)<text:tab/><text:tab/></text:span><text:span text:style-name="T95">v</text:span><text:span text:style-name="T94">P</text:span></text:p>
      <text:p text:style-name="P23"><text:span text:style-name="T78"><text:s/><text:tab/>ei</text:span></text:p>
      <text:p text:style-name="P23"><text:span text:style-name="T94"><text:tab/>D</text:span><text:span text:style-name="T97">0</text:span><text:span text:style-name="T94">-v</text:span><text:span text:style-name="T97">0</text:span><text:span text:style-name="T94"><text:tab/><text:tab/>VP</text:span></text:p>
      <text:p text:style-name="P23"><text:span text:style-name="T78"><text:tab/><text:tab/>ei</text:span></text:p>
      <text:p text:style-name="P23"><text:span text:style-name="T94"><text:tab/><text:tab/>V<text:tab/><text:tab/></text:span><text:span text:style-name="T96">DP</text:span></text:p>
      <text:p text:style-name="P23"><text:span text:style-name="T78"><text:tab/><text:tab/><text:tab/></text:span><text:span text:style-name="T80">ei</text:span></text:p>
      <text:p text:style-name="P2"><text:span text:style-name="T49"><text:tab/><text:tab/><text:tab/>D</text:span><text:span text:style-name="T98">0</text:span><text:span text:style-name="T49"><text:tab/><text:tab/>NP</text:span></text:p>
      <text:p text:style-name="P13"><text:soft-page-break/></text:p>
      <text:p text:style-name="P2"><text:span text:style-name="T49">What is specific to the CD chain is that </text:span><text:span text:style-name="T51">both copies of D are pronounced</text:span><text:span text:style-name="T49">, the higher one is the clitic, the lower one is (part of) the associate DP. Pronunciation of two copies of a chain is allowed only if a phasal boundary is crossed (the DP boundary in (30)). The two copies are often phonologically distinct. </text:span></text:p>
      <text:p text:style-name="P13"/>
      <text:p text:style-name="P76">5. On the syntax of ditransitives</text:p>
      <text:h text:style-name="P51" text:outline-level="2"><text:span text:style-name="T3">5.1 Previous results</text:span></text:h>
      <text:p text:style-name="P19"><text:span text:style-name="T49">My analysis of ditransitives assumes the syntax of DOM above. For reasons presented in detail elsewhere (CDT 2017), I have adopted a </text:span><text:span text:style-name="T51">classical derivational analysis</text:span><text:span text:style-name="T49"> of the dative alternation (Harada &amp; Larson, 2009, Ormazabal &amp; Romero, 2017). Previous research on Romanian ditransitives (Diaconescu &amp; Rivero 2007), Cornilescu e.a. 2017) has brought to light several properties relevant for ditransitive binding configurations.</text:span></text:p>
      <text:p text:style-name="P40"><text:span text:style-name="T49">a. Binding evidence points to the fact that in Romanian ditransitives the internal arguments show a Theme-over-Goal structure. Thus, as sentences (1) and (2) above indicate, the bare DO can bind, not only into an undoubled dative, but also into a doubled one. A Theme-over-Goal base configuration has also been argued for other Romance languages </text:span><text:span text:style-name="T54">(see, for instance, Cepeda &amp; Cyrino (this volume) on Portuguese).</text:span></text:p>
      <text:p text:style-name="P40"><text:span text:style-name="T49">b. In ditransitive constructions, the DO and IO show </text:span><text:span text:style-name="T51">symmetric binding potential</text:span><text:span text:style-name="T49">, so that there is often an ambiguity between direct and inverse binding for the same pattern. The preferred reading is the one where the surface order corresponds to the direction of binding. For lack of space I will ignore these ambiguities in the analysis below.</text:span></text:p>
      <text:p text:style-name="P32"><text:span text:style-name="T49">c. There is no difference between the CD-ed and the clitic-less constructions, as far as c-command configurational properties are concerned (CDT 2017), i.e. the DO and the IO have symmetric binding abilities </text:span><text:span text:style-name="T51">irrespective of the presence of the clitic</text:span><text:span text:style-name="T49">.</text:span></text:p>
      <text:p text:style-name="P2"><text:span text:style-name="T49">I claim that Romanian possesses a genuine alternation between a Prepositional Dative construction, similar to the </text:span><text:span text:style-name="T51">to</text:span><text:span text:style-name="T49">-construction in English, and a pattern similar to DOC, where the dative is analyzed as a KP. In the Prepositional Dative construction, the P is </text:span><text:span text:style-name="T51">null</text:span><text:span text:style-name="T49"> and has the usual role of case-licensing its KP complement. If the null P incorporates, the dative is licensed by an applicative head with the features V</text:span><text:span text:style-name="T29">appl</text:span><text:span text:style-name="T49"> [</text:span><text:span text:style-name="T51">u</text:span><text:span text:style-name="T49">Person, </text:span><text:span text:style-name="T51">u</text:span><text:span text:style-name="T49">Case:____], for reasons explained in section 2.4 above.</text:span></text:p>
      <text:p text:style-name="P2"><text:span text:style-name="T49">The </text:span><text:span text:style-name="T51">focus of the analysis that follows </text:span><text:span text:style-name="T49">is to understand why some otherwise available binding configurations become degraded when the DO is DOM-ed.</text:span></text:p>
      <text:p text:style-name="P2"><text:span text:style-name="T49">In order to bring out the contribution of DOM in ditransitive constructions, we compare derivations where the DO is a DP, not a KP, in which case it is not marked for [Person], with derivations in which the DO is DOM-ed, and has [Person] marking. The IO is also successively a PP, a KP, a cl+KP.</text:span></text:p>
      <text:p text:style-name="P14"/>
      <text:h text:style-name="P4" text:outline-level="2"><text:span text:style-name="T3">5.2. The DO is a DP (i.e. it is not DOM-ed)</text:span></text:h>
      <text:p text:style-name="P2"><text:span text:style-name="T6">In the basic ditransitive configuration </text:span>the dative is a PP. This configuration, which corresponds to example (1) above <text:span text:style-name="T6">unambiguously </text:span>expresses a Theme &gt; Goal interpretation (well-attested). The null P checks Case, and K is [<text:span text:style-name="T6">i</text:span>Person], irrespective of whether the IO is an Inf-<text:span text:style-name="T14">dat</text:span> or a <text:span text:style-name="T6">la</text:span>-<text:span text:style-name="T14">dat</text:span>.</text:p>
      <text:p text:style-name="P2"/>
      <text:p text:style-name="P2"/>
      <text:p text:style-name="P23">(31)<text:tab/><text:tab/><text:tab/>VP</text:p>
      <text:p text:style-name="P23"><text:span text:style-name="T77"><text:s text:c="26"/>ep</text:span></text:p>
      <text:p text:style-name="P23"><text:tab/><text:tab/>DP<text:span text:style-name="T23">theme</text:span><text:tab/><text:tab/> <text:s text:c="3"/>V’</text:p>
      <text:p text:style-name="P59">Case:[<text:span text:style-name="T14">acc</text:span>]<text:tab/><text:tab/><text:span text:style-name="T77">to</text:span></text:p>
      <text:p text:style-name="P60"><text:soft-page-break/><text:tab/><text:tab/><text:span text:style-name="T58">V<text:tab/><text:tab/>PP</text:span></text:p>
      <text:p text:style-name="P60"><text:span text:style-name="T58"><text:tab/><text:tab/><text:tab/></text:span><text:span text:style-name="T81">ei</text:span></text:p>
      <text:p text:style-name="P60"><text:span text:style-name="T58"><text:tab/><text:tab/><text:tab/>P<text:tab/><text:tab/>KP</text:span></text:p>
      <text:p text:style-name="P2"><text:span text:style-name="T58"><text:tab/><text:tab/><text:tab/><text:tab/><text:tab/><text:tab/>[</text:span><text:span text:style-name="T91"></text:span><text:span text:style-name="T58">]<text:tab/>[</text:span><text:span text:style-name="T60">u</text:span><text:span text:style-name="T58">Case:</text:span><text:span text:style-name="T19">dat</text:span><text:span text:style-name="T58">, </text:span><text:span text:style-name="T60">i</text:span><text:span text:style-name="T58">Pers]</text:span></text:p>
      <text:p text:style-name="P15"/>
      <text:p text:style-name="P2"><text:span text:style-name="T49">When null P incorporates, as in (32), V</text:span><text:span text:style-name="T29">appl</text:span><text:span text:style-name="T49"> [</text:span><text:span text:style-name="T51">u</text:span><text:span text:style-name="T49">Pers, </text:span><text:span text:style-name="T51">u</text:span><text:span text:style-name="T49">Case:___] is projected. In (32), both nominals in the domain of V</text:span><text:span text:style-name="T29">appl</text:span><text:span text:style-name="T49"> could value the Case feature of V</text:span><text:span text:style-name="T29">appl</text:span><text:span text:style-name="T49">, but only the Goal can value its [</text:span><text:span text:style-name="T51">u</text:span><text:span text:style-name="T49">Pers___] feature, since the Theme is a DP not marked for [Person]. Suppose a derivation is intended where the IO </text:span><text:span text:style-name="T51">binds</text:span><text:span text:style-name="T49"> and </text:span><text:span text:style-name="T51">precedes</text:span><text:span text:style-name="T49"> the DO, as in example (33) below. In this case, the DO need not move, while the IO should raise past it to Spec, Appl. This derivation is straightforward. V</text:span><text:span text:style-name="T29">appl </text:span><text:span text:style-name="T49">is allowed </text:span>to case-license the Theme first, since V<text:span text:style-name="T23">appl</text:span> encounters the DO first, when it probes its domain. Next, adopting the locality theory in Dogget (2004) in order to maintain the standard direction of Agree, the Goal moves to an outer Spec,VP, above the Theme. In this position it can be probed by V<text:span text:style-name="T23">appl</text:span>, which thus values its own [<text:span text:style-name="T6">u</text:span>Pers] feature. At the following step, the Goal KP moves further up to Spec, V<text:span text:style-name="T23">appl</text:span>P where it checks Case by Agree with little<text:span text:style-name="T6"> v</text:span>. </text:p>
      <text:p text:style-name="P13"/>
      <text:p text:style-name="P23">(32)<text:tab/><text:tab/><text:span text:style-name="T99">v</text:span><text:span text:style-name="T101">P</text:span></text:p>
      <text:p text:style-name="P23"><text:span text:style-name="T101"><text:tab/></text:span><text:span text:style-name="T82">ep</text:span></text:p>
      <text:p text:style-name="P23"><text:span text:style-name="T101"><text:tab/></text:span><text:span text:style-name="T99">v</text:span><text:span text:style-name="T101"><text:tab/><text:tab/> <text:s text:c="6"/>V</text:span><text:span text:style-name="T32">appl</text:span><text:span text:style-name="T101">P</text:span></text:p>
      <text:p text:style-name="P23"><text:span text:style-name="T101"><text:tab/><text:tab/><text:tab/></text:span><text:span text:style-name="T82">ep</text:span></text:p>
      <text:p text:style-name="P23"><text:span text:style-name="T101"><text:tab/><text:tab/>V</text:span><text:span text:style-name="T32">appl</text:span><text:span text:style-name="T101"><text:tab/><text:tab/><text:tab/><text:tab/>VP</text:span></text:p>
      <text:p text:style-name="P23"><text:span text:style-name="T101"><text:tab/><text:tab/>[</text:span><text:span text:style-name="T99">u</text:span><text:span text:style-name="T101">Pers:__, </text:span><text:span text:style-name="T99">u</text:span><text:span text:style-name="T101">Case:__]<text:tab/></text:span><text:span text:style-name="T82">ep</text:span></text:p>
      <text:p text:style-name="P2"><text:span text:style-name="T101"><text:tab/><text:tab/><text:tab/><text:tab/><text:tab/>DP</text:span><text:span text:style-name="T32">theme</text:span><text:span text:style-name="T101"><text:tab/><text:tab/><text:tab/>V’</text:span></text:p>
      <text:p text:style-name="P61"><text:span text:style-name="T101">Case:</text:span><text:span text:style-name="T20">acc</text:span><text:span text:style-name="T101">]<text:tab/></text:span><text:span text:style-name="T82">ei</text:span></text:p>
      <text:p text:style-name="P62"><text:span text:style-name="T101"><text:tab/><text:tab/>V<text:tab/><text:tab/><text:tab/>KP</text:span><text:span text:style-name="T32">goal</text:span></text:p>
      <text:p text:style-name="P40"><text:span text:style-name="T101"><text:tab/><text:tab/><text:tab/><text:tab/><text:tab/>P+V<text:tab/><text:tab/>[</text:span><text:span text:style-name="T99">u</text:span><text:span text:style-name="T101">Case:</text:span><text:span text:style-name="T20">dat</text:span><text:span text:style-name="T101">, </text:span><text:span text:style-name="T99">i</text:span><text:span text:style-name="T101">Pers</text:span></text:p>
      <text:p text:style-name="P10"/>
      <text:p text:style-name="P23">(33)<text:tab/>Romanian (CDTb 2017: 201)</text:p>
      <text:p text:style-name="P33"><text:span text:style-name="T40">IO before DO; IO &gt; DO </text:span></text:p>
      <text:p text:style-name="P23"><text:span text:style-name="T41"><text:tab/>Recepționerul<text:tab/>arătă<text:tab/><text:tab/></text:span><text:span text:style-name="T43">fiecărui turist</text:span><text:span text:style-name="T26">i</text:span><text:span text:style-name="T41"><text:tab/><text:tab/>camera </text:span><text:span text:style-name="T43">lui</text:span><text:span text:style-name="T26">i</text:span><text:span text:style-name="T41">,.</text:span></text:p>
      <text:p text:style-name="P23"><text:soft-page-break/><text:span text:style-name="T40"><text:tab/>receptionist.the<text:tab/>showed <text:tab/>each.</text:span><text:span text:style-name="T15">dat</text:span><text:span text:style-name="T40"> tourist <text:tab/>room.the his.</text:span></text:p>
      <text:p text:style-name="P2"><text:span text:style-name="T40"><text:tab/>‘The receptionist showed each tourist his room.’</text:span></text:p>
      <text:p text:style-name="P8"/>
      <text:p text:style-name="P2">Cliticization is unnecessary, since the Goal is s-selected, and its Person feature is interpretable. Symmetric binding is predicted to be available, since in the initial structure Theme c-commands Goal, and in the derived structure(s) Goal c-commands Theme. Next we consider (34), where a CD-ed IO binds and precedes a bare DO. </text:p>
      <text:p text:style-name="P2"/>
      <text:p text:style-name="P23">(34)<text:span text:style-name="T40"><text:tab/></text:span><text:span text:style-name="T41">Statul<text:tab/><text:tab/></text:span><text:span text:style-name="T43">le</text:span><text:span text:style-name="T41">=a <text:tab/>restituit<text:tab/><text:tab/></text:span><text:span text:style-name="T43">foştilor proprietari</text:span><text:span text:style-name="T41"><text:tab/><text:tab/></text:span></text:p>
      <text:p text:style-name="P30"><text:span text:style-name="T40">state.the t<text:tab/>hey.</text:span><text:span text:style-name="T15">dat</text:span><text:span text:style-name="T40">=has returned <text:tab/>former.the.</text:span><text:span text:style-name="T15">dat</text:span><text:span text:style-name="T40"> <text:s text:c="6"/>owners </text:span></text:p>
      <text:p text:style-name="P33"><text:span text:style-name="T41">casele <text:tab/><text:tab/>naționalizate</text:span><text:span text:style-name="T40">.</text:span></text:p>
      <text:p text:style-name="P30"><text:span text:style-name="T40">houses.the<text:tab/>natioanlized</text:span></text:p>
      <text:p text:style-name="P2"><text:span text:style-name="T40"><text:tab/>‘The state returned the nationalized houses to their former owners.’</text:span></text:p>
      <text:p text:style-name="P7"/>
      <text:p text:style-name="P2">The presence of the clitic shows that the dative KP is [<text:span text:style-name="T6">u</text:span>Pers], as in (35). For the sake of simplicity I will again consider a derivation where the DO does not scramble and V<text:span text:style-name="T23">appl</text:span> checks its Case feature through Agree. At this point, both of the Goal’s features are unchecked, and V<text:span text:style-name="T23">appl </text:span>still has an unvalued [<text:span text:style-name="T6">u</text:span>Person] feature.</text:p>
      <text:p text:style-name="P40"/>
      <text:p text:style-name="P23">(35)<text:tab/><text:tab/><text:tab/><text:span text:style-name="T101">ApplP</text:span></text:p>
      <text:p text:style-name="P52"><text:span text:style-name="T82">q</text:span><text:span text:style-name="T83">p</text:span></text:p>
      <text:p text:style-name="P23"><text:span text:style-name="T101"><text:tab/>Appl<text:tab/><text:tab/><text:tab/><text:tab/>VP</text:span></text:p>
      <text:p text:style-name="P33"><text:span text:style-name="T101">[</text:span><text:span text:style-name="T99">u</text:span><text:span text:style-name="T101">Pers:__] <text:s text:c="23"/></text:span><text:span text:style-name="T82">q</text:span><text:span text:style-name="T83">p</text:span></text:p>
      <text:p text:style-name="P33"><text:span text:style-name="T101">[</text:span><text:span text:style-name="T99">u</text:span><text:span text:style-name="T101">Case:___]<text:tab/><text:tab/>DP</text:span><text:span text:style-name="T32">Theme</text:span><text:span text:style-name="T101"><text:tab/><text:tab/>V’</text:span></text:p>
      <text:p text:style-name="P23"><text:span text:style-name="T101"><text:tab/></text:span><text:span text:style-name="T82">z------</text:span><text:span text:style-name="T101"> [Case:</text:span><text:span text:style-name="T20">acc</text:span><text:span text:style-name="T101">]<text:tab/><text:tab/></text:span><text:span text:style-name="T82">wp</text:span></text:p>
      <text:p text:style-name="P63"><text:span text:style-name="T101">V<text:tab/><text:tab/><text:tab/>KP</text:span><text:span text:style-name="T32">Goal</text:span><text:span text:style-name="T101"> [</text:span><text:span text:style-name="T99">u</text:span><text:span text:style-name="T101">Pers:___, Case:</text:span><text:span text:style-name="T20">dat</text:span><text:span text:style-name="T101">]</text:span></text:p>
      <text:p text:style-name="P2"/>
      <text:p text:style-name="P2"><text:soft-page-break/>The Goal moves to a position (an outer specifier of VP) where it is accessible to V<text:span text:style-name="T23">appl </text:span>and there is Agree between V<text:span text:style-name="T23">appl</text:span> and the dative, which now shares a [<text:span text:style-name="T6">u</text:span>Person] feature, but <text:span text:style-name="T6">neither feature is deleted</text:span>, since both occurrences of the features are <text:span text:style-name="T6">unvalued and uninterpretable</text:span>. The two features are related by agreement and count as instances of the same feature (Pesetsky &amp;Torrego 2007). As in the preceding derivation, the Goal raises to Spec, Appl and checks Case with little <text:span text:style-name="T6">v</text:span>, but its [<text:span text:style-name="T6">u</text:span>Person] feature is still unvalued. This is what <text:span text:style-name="T6">forces movement to the PersonP, at the vP-periphery</text:span>, as in (36). When all the features of the Goal have been valued, the Goal undergoes cliticization.</text:p>
      <text:p text:style-name="P15"/>
      <text:p text:style-name="P23"><text:span text:style-name="T58">(36)<text:tab/></text:span><text:span text:style-name="T102">PersP</text:span></text:p>
      <text:p text:style-name="P23"><text:span text:style-name="T84">ei</text:span></text:p>
      <text:p text:style-name="P23"><text:span text:style-name="T102">Pers<text:tab/><text:tab/></text:span><text:span text:style-name="T103">v</text:span><text:span text:style-name="T102">P</text:span></text:p>
      <text:p text:style-name="P23"><text:span text:style-name="T102">[</text:span><text:span text:style-name="T104">i</text:span><text:span text:style-name="T105">Pers</text:span><text:span text:style-name="T102">] <text:s/></text:span><text:span text:style-name="T84">ri</text:span></text:p>
      <text:p text:style-name="P23"><text:span text:style-name="T102"><text:tab/>DP</text:span><text:span text:style-name="T33">Goal</text:span><text:span text:style-name="T102"><text:tab/><text:tab/></text:span><text:span text:style-name="T103">v</text:span><text:span text:style-name="T102">P</text:span></text:p>
      <text:p text:style-name="P23"><text:span text:style-name="T102"><text:tab/>[</text:span><text:span text:style-name="T104">u</text:span><text:span text:style-name="T105">Pers</text:span><text:span text:style-name="T102">] <text:s text:c="4"/></text:span><text:span text:style-name="T84">ro</text:span></text:p>
      <text:p text:style-name="P23"><text:span text:style-name="T102"><text:tab/><text:tab/>Su<text:tab/><text:tab/></text:span><text:span text:style-name="T103">v</text:span><text:span text:style-name="T102">’</text:span></text:p>
      <text:p text:style-name="P23"><text:span text:style-name="T102"><text:tab/><text:tab/><text:tab/></text:span><text:span text:style-name="T82">ei</text:span></text:p>
      <text:p text:style-name="P23"><text:span text:style-name="T101"><text:tab/><text:tab/><text:tab/></text:span><text:span text:style-name="T99">v</text:span><text:span text:style-name="T101"><text:tab/><text:tab/>V</text:span><text:span text:style-name="T32">Appl</text:span><text:span text:style-name="T101">P</text:span></text:p>
      <text:p text:style-name="P23"><text:span text:style-name="T82"><text:tab/><text:tab/><text:tab/><text:tab/>ei</text:span></text:p>
      <text:p text:style-name="P23"><text:span text:style-name="T101"><text:tab/><text:tab/><text:tab/><text:tab/></text:span><text:span text:style-name="T111">DP</text:span><text:span text:style-name="T112">Goal</text:span><text:span text:style-name="T101"><text:tab/><text:tab/>V</text:span><text:span text:style-name="T32">Appl</text:span><text:span text:style-name="T101">’</text:span></text:p>
      <text:p text:style-name="P23"><text:span text:style-name="T82"><text:tab/><text:tab/><text:tab/><text:tab/><text:tab/>ei</text:span></text:p>
      <text:p text:style-name="P23"><text:span text:style-name="T101"><text:tab/><text:tab/><text:tab/><text:tab/><text:tab/>V</text:span><text:span text:style-name="T32">Appl</text:span><text:span text:style-name="T101"><text:tab/><text:tab/>VP</text:span></text:p>
      <text:p text:style-name="P23"><text:span text:style-name="T82"><text:tab/><text:tab/><text:tab/><text:tab/><text:tab/></text:span><text:span text:style-name="T101">[</text:span><text:span text:style-name="T99">u</text:span><text:span text:style-name="T101">Pers]</text:span><text:span text:style-name="T82">ei</text:span></text:p>
      <text:p text:style-name="P23"><text:span text:style-name="T101"><text:tab/><text:tab/><text:tab/><text:tab/><text:tab/></text:span><text:span text:style-name="T82">z---</text:span><text:span text:style-name="T111">DP</text:span><text:span text:style-name="T112">Goal</text:span><text:span text:style-name="T101"><text:tab/><text:tab/>VP</text:span></text:p>
      <text:p text:style-name="P23"><text:span text:style-name="T82"><text:tab/><text:tab/><text:tab/><text:tab/><text:tab/><text:tab/></text:span><text:span text:style-name="T101">[</text:span><text:span text:style-name="T99">u</text:span><text:span text:style-name="T101">Pers]</text:span><text:span text:style-name="T82">ei</text:span></text:p>
      <text:p text:style-name="P23"><text:span text:style-name="T101"><text:tab/><text:tab/><text:tab/><text:tab/><text:tab/><text:tab/><text:tab/>DP</text:span><text:span text:style-name="T32">Theme</text:span><text:span text:style-name="T101"><text:tab/>V</text:span></text:p>
      <text:p text:style-name="P23"><text:span text:style-name="T82"><text:tab/><text:tab/><text:tab/><text:tab/><text:tab/><text:tab/><text:tab/><text:tab/>ei</text:span></text:p>
      <text:p text:style-name="P2"><text:span text:style-name="T101"><text:tab/><text:tab/><text:tab/><text:tab/><text:tab/><text:tab/><text:tab/><text:tab/>V<text:tab/></text:span><text:span text:style-name="T111">DP</text:span><text:span text:style-name="T112">Goal</text:span></text:p>
      <text:p text:style-name="P2"><text:soft-page-break/><text:span text:style-name="T101"><text:tab/></text:span></text:p>
      <text:p text:style-name="P2">CD was obligatory because the Goal’s Person feature could not be checked inside <text:span text:style-name="T6">v</text:span>P.</text:p>
      <text:p text:style-name="P41"/>
      <text:h text:style-name="P4" text:outline-level="2"><text:span text:style-name="T3">5.3 When DOM-ed themes and dative goals combine</text:span></text:h>
      <text:p text:style-name="P19">Sentences with DOM and datives create locality problems, since both objects are KPs marked for the same [<text:span text:style-name="T6">i/u</text:span> Person] feature and both may value the [<text:span text:style-name="T6">u</text:span>Person] feature of V<text:span text:style-name="T23">appl</text:span>. The empirical facts are summed up in (37):</text:p>
      <text:p text:style-name="P40"/>
      <text:p text:style-name="P2">(37)<text:tab/></text:p>
      <text:p text:style-name="P2">a) A <text:span text:style-name="T6">pe</text:span>-marked DO binds an undoubled IO without problems (sentence (3) above) </text:p>
      <text:p text:style-name="P2">b) A <text:span text:style-name="T6">pe</text:span>-marked DO cannot bind a CD-ed IO (sentence (4) above). </text:p>
      <text:p text:style-name="P2">c) A CD-ed <text:span text:style-name="T6">pe-</text:span>marked Object can bind an IO, irrespective of CD (sentences (5)-(6) above). </text:p>
      <text:p text:style-name="P2"/>
      <text:p text:style-name="P2">These facts follow from the analysis. A natural explanation for why a <text:span text:style-name="T6">pe</text:span>-marked object can bind an IO (= (37a)) is that, in this case the IO stays low and <text:span text:style-name="T6">may be (re)analyzed as a PP</text:span>, thus not competing with the DO. </text:p>
      <text:p text:style-name="P2"/>
      <text:p text:style-name="P23">(38)<text:tab/><text:tab/><text:span text:style-name="T99">v</text:span><text:span text:style-name="T101">P</text:span></text:p>
      <text:p text:style-name="P23"><text:span text:style-name="T82"><text:s text:c="9"/>qp</text:span></text:p>
      <text:p text:style-name="P33"><text:span text:style-name="T99">v</text:span><text:span text:style-name="T101"><text:tab/><text:tab/><text:tab/> <text:s text:c="5"/></text:span><text:span text:style-name="T92">a</text:span><text:span text:style-name="T101">P</text:span></text:p>
      <text:p text:style-name="P23"><text:span text:style-name="T101"><text:tab/>[</text:span><text:span text:style-name="T99">u</text:span><text:span text:style-name="T101">Case:__]<text:tab/> <text:s text:c="2"/></text:span><text:span text:style-name="T82">qp</text:span></text:p>
      <text:p text:style-name="P23"><text:span text:style-name="T101"><text:tab/><text:tab/><text:tab/>KP</text:span><text:span text:style-name="T32">DO</text:span><text:span text:style-name="T101"><text:tab/><text:tab/><text:tab/></text:span><text:span text:style-name="T92">a</text:span><text:span text:style-name="T101">P</text:span></text:p>
      <text:p text:style-name="P23"><text:span text:style-name="T101"><text:tab/><text:tab/><text:tab/></text:span><text:span text:style-name="T99">i</text:span><text:span text:style-name="T101">Pers<text:tab/><text:tab/></text:span><text:span text:style-name="T82">eo</text:span></text:p>
      <text:p text:style-name="P23"><text:span text:style-name="T101"><text:tab/><text:tab/><text:tab/></text:span><text:span text:style-name="T99">u</text:span><text:span text:style-name="T101">Case:</text:span><text:span text:style-name="T20">acc</text:span><text:span text:style-name="T101"><text:tab/></text:span><text:span text:style-name="T92">a</text:span><text:span text:style-name="T101">’<text:tab/><text:tab/> <text:s/>VP</text:span></text:p>
      <text:p text:style-name="P23"><text:span text:style-name="T82"><text:tab/><text:tab/><text:tab/><text:tab/><text:tab/><text:tab/>eo</text:span></text:p>
      <text:p text:style-name="P23"><text:soft-page-break/><text:span text:style-name="T101"><text:tab/><text:tab/><text:tab/><text:tab/><text:tab/><text:tab/></text:span><text:span text:style-name="T113">&lt;KP</text:span><text:span text:style-name="T115">DO</text:span><text:span text:style-name="T113">&gt;</text:span><text:span text:style-name="T101"><text:tab/> <text:s text:c="6"/>V’</text:span></text:p>
      <text:p text:style-name="P23"><text:span text:style-name="T82"><text:tab/><text:tab/><text:tab/><text:tab/><text:tab/><text:tab/><text:tab/>eo</text:span></text:p>
      <text:p text:style-name="P23"><text:span text:style-name="T101"><text:tab/><text:tab/><text:tab/><text:tab/><text:tab/><text:tab/><text:tab/> <text:s text:c="6"/>V<text:tab/><text:tab/>PP</text:span></text:p>
      <text:p text:style-name="P23"><text:span text:style-name="T82"><text:tab/><text:tab/><text:tab/><text:tab/><text:tab/><text:tab/><text:tab/> <text:s text:c="2"/>eo</text:span></text:p>
      <text:p text:style-name="P2"><text:span text:style-name="T101"><text:tab/><text:tab/><text:tab/><text:tab/><text:tab/><text:tab/><text:tab/> <text:s text:c="8"/>P<text:tab/><text:tab/>KP</text:span><text:span text:style-name="T32">IO</text:span></text:p>
      <text:p text:style-name="P16"/>
      <text:p text:style-name="P2">The <text:span text:style-name="T6">pe</text:span>-marked DO in (38) scrambles, and it is only for this reason that a landing site is projected between little <text:span text:style-name="T6">v</text:span> and VP, as in Lopez’s analysis. The DO is [<text:span text:style-name="T6">i</text:span>Person] and does not need to move beyond its case checking position (Spec, <text:span text:style-name="T91"></text:span>P). Let me turn to situations (37b-c) now. When the IO is CD-ed and there is DOM, the result is ungrammatical, as in sentence (4) above. A CD-ed <text:span text:style-name="T6">pe</text:span>-object restores grammaticality, as in (5) above. Since CD-ed DOM-ed objects are unproblematic, it could be suggested that sentence (4) is ungrammatical because, at the current stage in the evolution of Romanian, <text:span text:style-name="T6">pe</text:span>-DOs are well-formed only <text:span text:style-name="T6">if they are also CD-ed</text:span>. The following Google example shows however, that CD is <text:span text:style-name="T6">not obligatory</text:span> for <text:span text:style-name="T6">pe</text:span>-DOs, except for personal pronouns.</text:p>
      <text:p text:style-name="P32"/>
      <text:p text:style-name="P23">(39)<text:tab/>Romanian (Google)</text:p>
      <text:p text:style-name="P33"><text:span text:style-name="T41">Zavaidoc a <text:tab/>tocmit<text:tab/></text:span><text:span text:style-name="T43">pe <text:s/>un <text:s/>asasin</text:span><text:span text:style-name="T41"><text:tab/>care a <text:tab/>injunghiat=o <text:tab/>mortal </text:span></text:p>
      <text:p text:style-name="P39"><text:span text:style-name="T40">Zavaidoc has <text:tab/>hired <text:tab/></text:span><text:span text:style-name="T15">dom </text:span><text:span text:style-name="T40">an assassin who has stabbed=she.</text:span><text:span text:style-name="T15">acc</text:span><text:span text:style-name="T40"> mortally</text:span></text:p>
      <text:p text:style-name="P64"><text:span text:style-name="T41">pe <text:s/>Zaraza</text:span><text:span text:style-name="T40">.</text:span></text:p>
      <text:p text:style-name="P65"><text:span text:style-name="T15">dom</text:span><text:span text:style-name="T40">Zaraza</text:span></text:p>
      <text:p text:style-name="P2"><text:span text:style-name="T40"><text:tab/>‘Zavaidoc hired an assassin who stabbed Zaraza to death.’</text:span></text:p>
      <text:p text:style-name="P2"><text:span text:style-name="T40"><text:tab/></text:span></text:p>
      <text:p text:style-name="P2">Therefore, the marginality of (4) cannot be attributed to the absence of the clitic, but to some kind of “interference” between the <text:span text:style-name="T6">pe</text:span>-DOs and CD-ed IOs. I suggest that the problem concerns the locality of Agree, interfering with the feature structure of the two objects.</text:p>
      <text:p text:style-name="P2">Consider the following intermediate stage (40) in the derivation of sentences like (4). If the IO is CD-ed, then its Person feature is uninterpretable and the dative KP must check both Person and Case against appropriate functional heads. On the other hand the DOM-ed DO is [<text:span text:style-name="T6">i</text:span>Pers] (since it does not need a clitic) and must only value its Case.</text:p>
      <text:p text:style-name="P2">When V<text:span text:style-name="T23">Appl</text:span> probes its c-command domain, the DOM-ed object is the first that it encounters, so V<text:span text:style-name="T23">Appl</text:span> agrees with the <text:span text:style-name="T6">closer goal</text:span> and values its own Person and Case features and it further attracts the KP-DO to its Specifier, since, by assumption, DOM-ed DOs scramble (Lopez 2011). The IO is trapped in its merge position, and cannot check Case and Person anymore, so that the derivation crashes.</text:p>
      <text:p text:style-name="P2"/>
      <text:p text:style-name="P23">(40)</text:p>
      <text:p text:style-name="P23"><text:tab/><text:span text:style-name="T99">v</text:span><text:span text:style-name="T101">P</text:span></text:p>
      <text:p text:style-name="P23"><text:soft-page-break/><text:span text:style-name="T82">eo</text:span></text:p>
      <text:p text:style-name="P23"><text:span text:style-name="T99">v</text:span><text:span text:style-name="T101"><text:tab/><text:tab/>V</text:span><text:span text:style-name="T32">Appl</text:span><text:span text:style-name="T101">P</text:span></text:p>
      <text:p text:style-name="P33"><text:span text:style-name="T82">qp</text:span></text:p>
      <text:p text:style-name="P23"><text:span text:style-name="T101"><text:tab/>V</text:span><text:span text:style-name="T32">Appl<text:tab/></text:span><text:span text:style-name="T101"><text:tab/><text:tab/>VP</text:span></text:p>
      <text:p text:style-name="P23"><text:span text:style-name="T101"><text:tab/></text:span><text:span text:style-name="T100">u</text:span><text:span text:style-name="T106">Pers<text:tab/><text:tab/></text:span><text:span text:style-name="T82">qp</text:span></text:p>
      <text:p text:style-name="P23"><text:span text:style-name="T101"><text:tab/></text:span><text:span text:style-name="T99">u</text:span><text:span text:style-name="T101">Case:Acc<text:tab/>KP</text:span><text:span text:style-name="T32">DO<text:tab/><text:tab/><text:tab/></text:span><text:span text:style-name="T101">V’</text:span></text:p>
      <text:p text:style-name="P23"><text:span text:style-name="T101"><text:tab/></text:span><text:span text:style-name="T82">!</text:span><text:span text:style-name="T101"><text:tab/><text:tab/></text:span><text:span text:style-name="T100">i</text:span><text:span text:style-name="T106">Pers<text:tab/><text:tab/></text:span><text:span text:style-name="T82">eo</text:span></text:p>
      <text:p text:style-name="P23"><text:span text:style-name="T101"><text:tab/></text:span><text:span text:style-name="T82">z______________</text:span><text:span text:style-name="T99">u</text:span><text:span text:style-name="T101">Case:Acc<text:tab/>V<text:tab/><text:tab/>KP</text:span><text:span text:style-name="T32">IO</text:span></text:p>
      <text:p text:style-name="P23"><text:span text:style-name="T101"><text:tab/><text:tab/><text:tab/><text:tab/><text:tab/><text:tab/><text:tab/>[</text:span><text:span text:style-name="T100">u</text:span><text:span text:style-name="T106">Pers</text:span><text:span text:style-name="T101">]</text:span></text:p>
      <text:p text:style-name="P2"><text:span text:style-name="T101"><text:tab/><text:tab/><text:tab/><text:tab/><text:tab/><text:tab/><text:tab/>[</text:span><text:span text:style-name="T99">u</text:span><text:span text:style-name="T101">Case:Dat]</text:span></text:p>
      <text:p text:style-name="P2"/>
      <text:p text:style-name="P2">The problem disappears if the DO is CD-ed, as in sentences (5), (6) above. For simplicity’s sake I will examine sentences where the CD-ed <text:span text:style-name="T6">pe</text:span>-DO binds an undoubled IO. In this case, the <text:span text:style-name="T6">pe</text:span>-DP is endowed with an uninterpretable Person feature, which will be checked in the <text:span text:style-name="T6">v</text:span>P periphery Person P, just as with datives.</text:p>
      <text:p text:style-name="P2">The accusative clitic’s role is syntactic: intuitively “it moves the Theme out of the Goal’s way” (Anagnostopoulou 2006). The DO moves to Spec, V<text:span text:style-name="T23">Appl</text:span>, a position where it can be probed by little <text:span text:style-name="T6">v</text:span> which checks its accusative Case. Next it targets the PersonP at the <text:span text:style-name="T6">v</text:span>P periphery, where it Agrees with the [<text:span text:style-name="T6">i</text:span>Person] head and values [<text:span text:style-name="T6">u</text:span>Person]. When all the DO’s features have been checked, cliticization is mandatory. The features of V<text:span text:style-name="T23">Appl</text:span> have not been valued yet and the IO is free to move to the outer Spec, VP, where the IO is probed by V<text:span text:style-name="T23">appl</text:span> checking its case. The IO, whose person feature is <text:span text:style-name="T118">interpretable, values the [Person] feature of V</text:span><text:span text:style-name="T36">appl</text:span><text:span text:style-name="T118"> and needs to raise no further. Resort to the Accusative clitic is a repair strategy: while the *DOM-ED DP </text:span><text:span text:style-name="T36">theme</text:span><text:span text:style-name="T118">&gt;</text:span><text:span text:style-name="T119">cl</text:span><text:span text:style-name="T118">- DP </text:span><text:span text:style-name="T36">goal </text:span><text:span text:style-name="T118">pattern is severelydegraded</text:span><text:span text:style-name="T36">, </text:span><text:span text:style-name="T118">the pattern </text:span><text:span text:style-name="T119">cl</text:span><text:span text:style-name="T118">- DOM-ED DP </text:span><text:span text:style-name="T36">theme</text:span><text:span text:style-name="T118">&gt;</text:span><text:span text:style-name="T119">cl</text:span><text:span text:style-name="T118">-DP </text:span><text:span text:style-name="T36">goal , </text:span><text:span text:style-name="T118">which differs from the preceding only through the presence of the accusative clitic, is fully grammatical.</text:span></text:p>
      <text:p text:style-name="P2"><text:span text:style-name="T94">(41)<text:tab/></text:span></text:p>
      <text:p text:style-name="P33"><text:span text:style-name="T107">PersP</text:span></text:p>
      <text:p text:style-name="P23"><text:span text:style-name="T85"><text:s text:c="5"/>ei</text:span></text:p>
      <text:p text:style-name="P23"><text:span text:style-name="T107">Pers<text:tab/><text:tab/></text:span><text:span text:style-name="T108">v</text:span><text:span text:style-name="T107">P</text:span></text:p>
      <text:p text:style-name="P23"><text:span text:style-name="T71">[</text:span><text:span text:style-name="T72">i</text:span><text:span text:style-name="T71">Pers]</text:span><text:span text:style-name="T85"> <text:s text:c="7"/>ei</text:span></text:p>
      <text:p text:style-name="P23"><text:span text:style-name="T107"><text:tab/>KP</text:span><text:span text:style-name="T34">theme</text:span><text:span text:style-name="T107"><text:tab/><text:tab/><text:tab/></text:span><text:span text:style-name="T108">v</text:span><text:span text:style-name="T107">P</text:span></text:p>
      <text:p text:style-name="P23"><text:span text:style-name="T107"><text:tab/></text:span><text:span text:style-name="T102">[</text:span><text:span text:style-name="T103">u</text:span><text:span text:style-name="T102">Person] <text:tab/></text:span><text:span text:style-name="T84">ei</text:span></text:p>
      <text:p text:style-name="P23"><text:span text:style-name="T102"><text:tab/> <text:s text:c="2"/>[</text:span><text:span text:style-name="T21">acc</text:span><text:span text:style-name="T102">]<text:tab/>DP</text:span><text:span text:style-name="T33">Agent</text:span><text:span text:style-name="T102"><text:tab/><text:tab/></text:span><text:span text:style-name="T103">v</text:span><text:span text:style-name="T102">’</text:span></text:p>
      <text:p text:style-name="P23"><text:soft-page-break/><text:span text:style-name="T84"><text:tab/><text:tab/><text:tab/><text:tab/>ei</text:span></text:p>
      <text:p text:style-name="P23"><text:span text:style-name="T102"><text:tab/><text:tab/><text:tab/><text:tab/></text:span><text:span text:style-name="T109">v</text:span><text:span text:style-name="T110"><text:tab/><text:tab/>V</text:span><text:span text:style-name="T35">appl</text:span><text:span text:style-name="T110">P</text:span></text:p>
      <text:p text:style-name="P23"><text:span text:style-name="T110"><text:tab/><text:tab/><text:tab/><text:tab/></text:span><text:span text:style-name="T101">[Case_] <text:s text:c="4"/></text:span><text:span text:style-name="T82">wp</text:span></text:p>
      <text:p text:style-name="P23"><text:span text:style-name="T110"><text:tab/><text:tab/><text:tab/></text:span><text:span text:style-name="T101"><text:tab/><text:tab/></text:span><text:span text:style-name="T113">KP</text:span><text:span text:style-name="T115">Theme</text:span><text:span text:style-name="T101"><text:tab/><text:tab/>V’</text:span><text:span text:style-name="T32">appl</text:span></text:p>
      <text:p text:style-name="P23"><text:span text:style-name="T101"><text:tab/><text:tab/><text:tab/><text:tab/><text:tab/></text:span><text:span text:style-name="T113">[</text:span><text:span text:style-name="T114">u</text:span><text:span text:style-name="T113">Pers] <text:s text:c="12"/></text:span><text:span text:style-name="T82">ei</text:span></text:p>
      <text:p text:style-name="P23"><text:span text:style-name="T101"><text:tab/><text:tab/><text:tab/><text:tab/><text:tab/></text:span><text:span text:style-name="T113">[</text:span><text:span text:style-name="T22">acc</text:span><text:span text:style-name="T113">]</text:span><text:span text:style-name="T101"><text:tab/>V</text:span><text:span text:style-name="T32">Appl</text:span><text:span text:style-name="T101"><text:tab/><text:tab/>VP</text:span></text:p>
      <text:p text:style-name="P23"><text:span text:style-name="T101"><text:tab/><text:tab/><text:tab/><text:tab/><text:tab/><text:tab/></text:span><text:span text:style-name="T89">u</text:span><text:span text:style-name="T90">Pers</text:span><text:span text:style-name="T101"><text:tab/></text:span><text:span text:style-name="T86">ei</text:span></text:p>
      <text:p text:style-name="P23"><text:span text:style-name="T101"><text:tab/><text:tab/><text:tab/><text:tab/><text:tab/><text:tab/></text:span><text:span text:style-name="T82">z______</text:span><text:span text:style-name="T101">KP</text:span><text:span text:style-name="T32">Goal</text:span><text:span text:style-name="T101"><text:tab/><text:tab/>VP</text:span></text:p>
      <text:p text:style-name="P23"><text:span text:style-name="T86"><text:tab/><text:tab/><text:tab/><text:tab/><text:tab/><text:tab/><text:tab/></text:span><text:span text:style-name="T73">[</text:span><text:span text:style-name="T74">i</text:span><text:span text:style-name="T73">Pers]</text:span><text:span text:style-name="T86"><text:tab/>ei</text:span></text:p>
      <text:p text:style-name="P23"><text:span text:style-name="T101"><text:tab/><text:tab/><text:tab/><text:tab/><text:tab/><text:tab/><text:tab/></text:span><text:span text:style-name="T113">KP</text:span><text:span text:style-name="T115">Theme</text:span><text:span text:style-name="T113"><text:tab/>V’</text:span></text:p>
      <text:p text:style-name="P23"><text:span text:style-name="T113"><text:tab/><text:tab/><text:tab/><text:tab/><text:tab/><text:tab/><text:tab/>[</text:span><text:span text:style-name="T114">u</text:span><text:span text:style-name="T113">Pers]</text:span><text:span text:style-name="T86">ei</text:span></text:p>
      <text:p text:style-name="P23"><text:span text:style-name="T101"><text:tab/><text:tab/><text:tab/><text:tab/><text:tab/><text:tab/><text:tab/><text:tab/>V <text:s text:c="11"/></text:span><text:span text:style-name="T113">&lt;KP</text:span><text:span text:style-name="T115">Goal</text:span><text:span text:style-name="T113">&gt;</text:span></text:p>
      <text:p text:style-name="P2"><text:span text:style-name="T113"><text:tab/><text:tab/><text:tab/><text:tab/><text:tab/><text:tab/><text:tab/><text:tab/><text:tab/>[</text:span><text:span text:style-name="T114">i</text:span><text:span text:style-name="T113">Pers]</text:span></text:p>
      <text:p text:style-name="P2"><text:span text:style-name="T101"><text:tab/><text:tab/><text:tab/><text:tab/><text:tab/><text:tab/><text:tab/><text:tab/><text:tab/></text:span></text:p>
      <text:p text:style-name="P76">6. Some theoretical implications of the analysis</text:p>
      <text:p text:style-name="P19">Summing up the data we started with in (1) – (6) above and considering the categorial status of the arguments, as well as their (non)-clitic status, we obtain the patterns in (42). </text:p>
      <text:p text:style-name="P36"/>
      <text:p text:style-name="P28">(42)<text:tab/> a.<text:tab/>KP-DO<text:tab/><text:tab/>*KP-IO/PP-IO</text:p>
      <text:p text:style-name="P37">b.<text:tab/>Cl-KP<text:tab/><text:tab/><text:tab/>KP IO</text:p>
      <text:p text:style-name="P37">c.<text:tab/>Cl-KP<text:tab/><text:tab/><text:tab/>Cl KP IO</text:p>
      <text:p text:style-name="P37">d.<text:tab/>*KP-DO<text:tab/><text:tab/>Cl-DP IO</text:p>
      <text:p text:style-name="P35"><text:soft-page-break/><text:s/>e.<text:tab/>DP-DO<text:tab/><text:tab/>(cl)-KP-IO </text:p>
      <text:p text:style-name="P21"/>
      <text:p text:style-name="P19">The critical property of the patterns is the need to check the [<text:span text:style-name="T6">u</text:span>Person] against the Appl head. Sentences of type (42e), where the DO is a bare DP, which does not need to check Person, are fine irrespective of whether the IO is doubled or undoubled. In contrast, patterns (42a)-(42d) contain two nominals (KPs) that check Person, the DOM-ed direct object and the IO. These types of sentences rely on the configuration in (43), where the same Appl head should Agree with two arguments, a configuration familiar from the analysis of PCC effects <text:span text:style-name="T120">(see Sheehan this volume and the references therein).</text:span> </text:p>
      <text:p text:style-name="P18"/>
      <text:p text:style-name="P18">(43)<text:tab/>Appl [<text:span text:style-name="T6">u</text:span>Person]<text:tab/>DOM DO [<text:span text:style-name="T6">i</text:span>/<text:span text:style-name="T6">u</text:span>Person]<text:tab/>IO [<text:span text:style-name="T6">i/u</text:span>Person]</text:p>
      <text:p text:style-name="P22"><text:tab/></text:p>
      <text:p text:style-name="P19">What differentiates between (42e) and (42a)-(42d) is that in (42a)- (42d), but not in (42e), not only the IO, but also the DO <text:span text:style-name="T6">agrees with Appl.</text:span> Recall that according to Preminger (2017), PCC effects are likely to occur whenever the relevant DO agrees with <text:span text:style-name="T6">v</text:span> or Appl. Indeed the distribution of the stars in (42a)- (42d) may be restated as a form of PCC, as also suggested for Spanish ditranstives with DOM, by Ormazabal &amp; Romero (2013).</text:p>
      <text:p text:style-name="Standard"/>
      <text:p text:style-name="Standard">(44)<text:tab/><text:span text:style-name="T6">PCC like effects in Romanian ditransitives</text:span></text:p>
      <text:p text:style-name="P2"/>
      <text:p text:style-name="P2">In a combination of DOM-ed DO and IO, the IO can be doubled (or a clitic) only if the DO is also doubled (or a clitic). </text:p>
      <text:p text:style-name="P2">The admissible patterns in (42a)-(42d) fall in line with this generalization. Pattern (42a), where neither argument is provided with a clitic would be ungrammatical if the dative had been a KP[<text:span text:style-name="T6">u</text:span>Person]. This ungrammaticality is not detected, since the dative is a second, locative argument and can be analyzed as a PP which checks the Case and Person feature of the DP, PP internally, as shown in the discussion of (38) above. Projection as a PP in (38) functions as a repair strategy. In the ungrammatical (42d), the undoubled DO blocks the lower clitic-doubled dative, preventing it from checking Person (and Case) and producing a PCC-like effect. Patterns (42b)-(42c) are fine since the DO and IO arguments check Person against different heads (Person P, ApplP, respectively), avoiding the problem of multiple arguments agreeing with the same head.</text:p>
      <text:p text:style-name="P2">Finally, the <text:span text:style-name="T120">data analyzed in this paper provide further evidence for Sheehan’s (this volume)</text:span> insight that PCC-like phenomena do not depend on (non)clitic status of the arguments, but on the emergence of a configuration of type (43). In the ungrammatical pattern (4)/(42d), the DO, in the intervener role, is not a clitic, only the IO is.</text:p>
      <text:p text:style-name="P10"/>
      <text:p text:style-name="P76">7. Conclusions</text:p>
      <text:p text:style-name="P5"/>
      <text:list xml:id="list1141225328" text:style-name="WWNum23">
        <text:list-item>
          <text:p text:style-name="P72">DOM-ed DOs interfere with IOs since both are sensitive to AH, codified as [Person].</text:p>
        </text:list-item>
        <text:list-item>
          <text:p text:style-name="P72">The interaction of DOM-ed DO and IOs in Romanian is a classical locality problem based on the fact that the same applicative head matches two nominals in its c-command domain, regarding [Person]. The head agrees with the closer object, i.e. the DO. In such configurations, the IO must be a PP, i.e. it cannot be doubled.</text:p>
        </text:list-item>
        <text:list-item>
          <text:p text:style-name="P72"><text:s/>When the DO object is CD-ed, the IO may be a KP and accessing V<text:span text:style-name="T23">appl</text:span> and it may even be CD-ed. </text:p>
        </text:list-item>
      </text:list>
      <text:p text:style-name="P71"/>
      <text:p text:style-name="P19"><text:span text:style-name="T3">References </text:span></text:p>
      <text:p text:style-name="P66"><text:soft-page-break/><text:span text:style-name="T49">Anagnostopoulou, Elena. 2006. </text:span><text:span text:style-name="T51">Clitic doubling</text:span><text:span text:style-name="T49">. In Martin Everaert &amp; Henk van Riemsdijk, Henk (eds.), </text:span><text:span text:style-name="T51">The Blackwell Companion to Syntax, </text:span><text:span text:style-name="T49">519-581. Malden: Blackwell. </text:span></text:p>
      <text:p text:style-name="P66"><text:span text:style-name="T70">Belletti, Adriana. 2004. Extended doubling and the VP periphery. </text:span><text:span text:style-name="T76">Probus</text:span><text:span text:style-name="T70"> 17(1). 1-36 </text:span></text:p>
      <text:p text:style-name="P67">Ciucivara, Oana. 2009. <text:span text:style-name="T6">A syntactic analysis of pronominal clitic clusters in Romance</text:span>. New York: NYU dissertation.</text:p>
      <text:p text:style-name="P68"><text:span text:style-name="T121">Cornilescu, Alexandra. 2017. Dative clitics and obligatory clitic doubling in Romanian. In Adina Dragomirescu et al. (eds.), </text:span><text:span text:style-name="T8">Sintaxa ca mod de a fi. Omagiu Gabrielei Pană Dindelegan la aniversare</text:span><text:span text:style-name="T121">, 131-148. Bucureşti: Editura </text:span><text:bookmark text:name="_GoBack"/><text:span text:style-name="T121">Universității.</text:span></text:p>
      <text:p text:style-name="P68"><text:span text:style-name="T58">Cornilescu, Alexandra, Anca Dinu &amp; Alina Tigău. 2017a. Experimental data on Romanian double object constructions </text:span><text:span text:style-name="Strong"><text:span text:style-name="T61">Revue Roumaine de Linguistique</text:span></text:span><text:span text:style-name="Strong"><text:span text:style-name="T62">, 62(2). 157-177.</text:span></text:span></text:p>
      <text:p text:style-name="P68"><text:span text:style-name="T58">Cornilescu, Alexandra, Anca Dinu &amp; Alina Tigău. 2017b. Romanian dative configurations: ditransitive verbs, a tentative analysis. </text:span><text:span text:style-name="Strong"><text:span text:style-name="T61">Revue Roumaine de Linguistique</text:span></text:span><text:span text:style-name="Strong"><text:span text:style-name="T62">, 62(2). 179-206.</text:span></text:span></text:p>
      <text:p text:style-name="P67"><text:span text:style-name="T58">Diaconescu, Rodica &amp; Maria Luisa Rivero. 2007. </text:span>An applicative analysis of double object constructions in Romanian. <text:span text:style-name="T6">Probus</text:span>. 19(2). 209-233</text:p>
      <text:p text:style-name="P67"><text:span text:style-name="T49">Dobrovie-Sorin, Carmen. 1994. </text:span><text:span text:style-name="T52">The syntax of Romanian</text:span><text:span text:style-name="T49">. Berlin: Mouton de Gruyter.</text:span></text:p>
      <text:p text:style-name="P67">Dogget, Teal. 2004. <text:span text:style-name="T6">All things being unequal: locality in movement. </text:span>Cambridge, MA: MIT dissertation.</text:p>
      <text:p text:style-name="P66">Harada, Naomi &amp; Richard Larson.<text:span text:style-name="T49"> 2009. Datives in Japanese. In Ryosuke Shibagaki &amp; Reiko Vermeulen (eds.), </text:span><text:span text:style-name="T51">Proceedings of the 5th Workshop on Altaic Formal Linguistics: MITWPL 54</text:span><text:span text:style-name="T49">, 109-120. Cambridge, MA: MITWPL.</text:span></text:p>
      <text:p text:style-name="P66"><text:span text:style-name="T49">Hill, Virginia. 2013. The direct object marker in Romanian, a historical perspective. </text:span><text:span text:style-name="T51">Journal of Australian Linguistics</text:span><text:span text:style-name="T49"> 33(2). 140-151.</text:span></text:p>
      <text:p text:style-name="P68"><text:span text:style-name="T55">Hill, Virginia &amp; Alexandru Mardale. 2017. </text:span><text:span text:style-name="T56">On the interaction of differential object marking and clitic doubling in Romanian. </text:span><text:span text:style-name="T53">Revue Roumaine de Linguistique </text:span><text:span text:style-name="Strong"><text:span text:style-name="T57">62(4).393-409.</text:span></text:span></text:p>
      <text:p text:style-name="P69">Lopez, Luis. 2011. <text:span text:style-name="T6">Indefinite objects. Scrambling, choice functions, and differential marking</text:span>. Cambridge, Massachusetts: MIT</text:p>
      <text:p text:style-name="P68">Manzini Rita &amp;Ludovico Franco. 2016. Goal and DOM datives. <text:span text:style-name="T6">Natural Language and Linguistic Theory</text:span>34(1). 197-204.</text:p>
      <text:p text:style-name="P68">Ormazabal Javier &amp; Juan Romero. 2013. Differential Object Marking, Case and Agreement. <text:span text:style-name="T6">Borealis. An International Journal of Hispanic Linguistics </text:span>2: 211-239.</text:p>
      <text:p text:style-name="P68">Ormazabal Javier &amp; Juan Romero. 2017. Historical changes in Basque dative alternations: evidence for a P-based (neo) derivational analysis<text:span text:style-name="T6">. Glossa</text:span> 2(1). 78.</text:p>
      <text:p text:style-name="P66"><text:span text:style-name="T49">Pesetsky, David &amp; Esther Torrego. 2007. The syntax of valuation and the interpretability of features. In SiminKarimi, Vida Samiian, WendyK. Wilkins (eds.), </text:span><text:span text:style-name="T51">Phrasal and Clausal Architecture: Syntactic Derivation and Interpretation</text:span><text:span text:style-name="T49">, 262-294. Amsterdam: John Benjamins.</text:span></text:p>
      <text:p text:style-name="P67"><text:span text:style-name="T11">Rodríguez-Mondo</text:span><text:span text:style-name="T65">ñ</text:span><text:span text:style-name="T11">edo. 2007. </text:span><text:span text:style-name="T12">The syntax of objects: Agree and differential object marking</text:span><text:span text:style-name="T11">. Storrs, Connecticut: University of Connecticut dissertation.</text:span></text:p>
      <text:p text:style-name="P66">Preminger, Omer. 2016. What the PCC tells us about “abstract” agreement, head movement and locality. Ms. University of Maryland.</text:p>
      <text:p text:style-name="P69">Richards Mark. 2008. Defective Agree, case alternation, and the prominence of person. <text:span text:style-name="T6">Linguistische Arbeitsberichte</text:span> 86. 137-161</text:p>
      <text:p text:style-name="P67">Roberts Ian &amp; Anna Roussou 2003. <text:span text:style-name="T6">Syntactic change</text:span>. Cambridge: Cambridge University Press.</text:p>
      <text:p text:style-name="P69"><text:soft-page-break/><text:span text:style-name="T66">Stegoveč, Adrian. 2015. It’s not Case, it’s person! Reassessing the PCC and clitic restrictions in O’odham and Warlpiri. In Pocholo Umbal (ed.), </text:span><text:span text:style-name="T67">Proceedings of the poster session of the 33rd West Coast Conference on Formal Linguistics: </text:span><text:span text:style-name="T66">Simon Fraser University </text:span><text:span text:style-name="T67">Working Papers in Linguistics </text:span><text:span text:style-name="T68">5</text:span><text:span text:style-name="T66">, 131-140. </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ArborWin" svg:font-family="ArborWin"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Small caps" svg:font-family="'Small cap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left="0.5in" fo:margin-right="0in" fo:margin-top="0in" fo:margin-bottom="0.0972in" loext:contextual-spacing="false" fo:line-height="120%" fo:text-indent="-0.25in" style:auto-text-indent="false"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margin-left="0.5in" fo:margin-right="0in" fo:text-align="start" style:justify-single-word="false" fo:orphans="2" fo:widows="2" fo:text-indent="-0.25in" style:auto-text-indent="false"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ab-stops>
          <style:tab-stop style:position="0.0783in"/>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keep-with-next="auto"/>
    </style:style>
    <style:style style:name="ls_5f_Section2" style:display-name="ls_Section2" style:family="paragraph" style:parent-style-name="Heading_20_2" style:next-style-name="Standard" style:auto-update="true" style:default-outline-level="">
      <style:paragraph-properties fo:margin-left="0.25in" fo:margin-right="0in" fo:text-indent="-0.25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1252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1252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orphans="2" fo:widows="2" fo:hyphenation-ladder-count="no-limit" fo:text-indent="0in" style:auto-text-indent="false" fo:keep-with-next="auto"/>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font-size="12pt" fo:language="en" fo:country="US" style:font-name-asian="Calibri1" style:font-family-asian="Calibri" style:font-family-generic-asian="system" style:font-pitch-asian="variable" style:font-size-asian="12pt" style:language-asian="en" style:country-asian="US" style:font-size-complex="12pt"/>
    </style:style>
    <style:style style:name="Header" style:family="paragraph" style:parent-style-name="Standard" style:default-outline-level="" style:class="extra">
      <style:paragraph-properties fo:margin-top="0in" fo:margin-bottom="0in" loext:contextual-spacing="false" fo:line-height="100%" fo:orphans="2" fo:widows="2" fo:hyphenation-ladder-count="no-limit" fo:keep-with-next="auto">
        <style:tab-stops>
          <style:tab-stop style:position="3.15in" style:type="center"/>
          <style:tab-stop style:position="6.3in" style:type="right"/>
        </style:tab-stops>
      </style:paragraph-properties>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Endnote" style:family="paragraph" style:parent-style-name="Standard" style:default-outline-level="" style:class="extra">
      <style:paragraph-properties fo:margin-top="0in" fo:margin-bottom="0in" loext:contextual-spacing="false" fo:line-height="100%" fo:orphans="2" fo:widows="2" fo:hyphenation-ladder-count="no-limit" fo:keep-with-next="auto"/>
      <style:text-properties fo:font-size="10pt"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Default_20_Paragraph_20_Font" style:display-name="Default Paragraph Font" style:family="text"/>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ＭＳ ゴシック" style:font-family-asian="'ＭＳ ゴシック'"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Footnote_20_Symbol" style:display-name="Footnote Symbol" style:family="text">
      <style:text-properties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Texto_20_nota_20_pie_20_Car" style:display-name="Texto nota pie Car"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Lucida Grande1" style:font-family-complex="'Lucida Grande'" style:font-family-generic-complex="system" style:font-pitch-complex="variable" style:font-size-complex="9pt" style:language-complex="hi" style:country-complex="IN"/>
    </style:style>
    <style:style style:name="Strong" style:family="text" style:parent-style-name="Default_20_Paragraph_20_Font">
      <style:text-properties fo:font-weight="bold" style:font-weight-asian="bold" style:font-weight-complex="bold"/>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Texto_20_nota_20_al_20_final_20_Car" style:display-name="Texto nota al final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language="en" fo:country="US" fo:font-weight="bold" style:font-name-asian="Droid Sans Fallback" style:font-family-asian="'Droid Sans Fallback'" style:font-family-generic-asian="system" style:font-pitch-asian="variable" style:font-size-asian="10pt" style:language-asian="hi" style:country-asian="IN" style:font-weight-asian="bold" style:font-name-complex="FreeSans" style:font-family-complex="FreeSans" style:font-family-generic-complex="system" style:font-pitch-complex="variable" style:font-size-complex="10pt" style:language-complex="hi" style:country-complex="IN" style:font-weight-complex="bold"/>
    </style:style>
    <style:style style:name="Título_20_Car" style:display-name="Título Car" style:family="text" style:parent-style-name="Default_20_Paragraph_20_Font">
      <style:text-properties style:font-name="Arial" fo:font-family="Arial" style:font-family-generic="roman" style:font-pitch="variable" fo:font-size="28pt" fo:language="en" fo:country="US" fo:font-weight="bold" style:font-name-asian="Droid Sans Fallback" style:font-family-asian="'Droid Sans Fallback'" style:font-family-generic-asian="system" style:font-pitch-asian="variable" style:font-size-asian="28pt" style:language-asian="hi" style:country-asian="IN" style:font-weight-asian="bold" style:font-name-complex="FreeSans" style:font-family-complex="FreeSans" style:font-family-generic-complex="system" style:font-pitch-complex="variable" style:font-size-complex="28pt" style:language-complex="hi" style:country-complex="IN" style:font-weight-complex="bold"/>
    </style:style>
    <style:style style:name="Mapa_20_del_20_documento_20_Car" style:display-name="Mapa del documento Car" style:family="text" style:parent-style-name="Default_20_Paragraph_20_Font">
      <style:text-properties style:font-name="Lucida Grande" fo:font-family="'Lucida Grande'"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Lucida Grande1" style:font-family-complex="'Lucida Grande'" style:font-family-generic-complex="system" style:font-pitch-complex="variable" style:font-size-complex="12pt" style:language-complex="hi" style:country-complex="IN"/>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fo:font-style="italic" style:font-style-asian="italic"/>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meta:initial-creator>
    <dc:creator>Anna</dc:creator>
    <meta:editing-cycles>3</meta:editing-cycles>
    <meta:print-date>2019-07-23T09:08:00</meta:print-date>
    <meta:creation-date>2019-07-23T09:08:00</meta:creation-date>
    <dc:date>2019-07-23T09:08:00</dc:date>
    <meta:editing-duration>P0D</meta:editing-duration>
    <meta:generator>LibreOffice/6.0.7.3$Linux_X86_64 LibreOffice_project/00m0$Build-3</meta:generator>
    <meta:document-statistic meta:table-count="0" meta:image-count="0" meta:object-count="0" meta:page-count="25" meta:paragraph-count="427" meta:word-count="6843" meta:character-count="43207" meta:non-whitespace-character-count="35837"/>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